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SS_20_Feed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>
        <style:hyperlink xlink:href="https://news.google.com/rss/articles/CBMilAFBVV95cUxOWjBPbnZHUGwzNHJoUkZIQkN6N1VtR3EyaE5xejQ3R1N6aFlULXFHbDVJUGswOEFuVjFocmZaRTRib1o2aXFvVGR5NGFIZThqZVpwWHpXcGZUYUxrdmhNUFJkdVllM1cyNkJSakJzNXhYOTBBb0ZHQ3g0WUNjUEhjUE4tUU83Y3dNWmFUT0JMUnJNZG5S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>
        <style:hyperlink xlink:href="https://news.google.com/rss/articles/CBMimAFBVV95cUxObGdmTThoak1Fbzl4dk1uREhWaG5BcUVZLXVhTzhEcHJQQnp6eDJtdWUxNmF2QkppRFByZk44U3Z6R2ZDY0FFdm0xWFBPNzRQdkhES3dfMTVvVjVWcEZOaHhuZmUzcVA4OU9nNndWLVNpYzJsUVNReEUzRDBseTVyUDhMWkd2SHd5SEpjOG03UUNFLUpod3QtVw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>
        <style:hyperlink xlink:href="https://news.google.com/rss/articles/CBMiigFBVV95cUxPZkNYbmQ0b3ZsWkRJazdwMEZTY2RwRDI3X0dVZmtlWl90V3ROVHNpOEtRelYyNndnd0J1YjZOZm54SXdvb19TOWtCOHFOYUdTQW8zV2VScTBueWtxdVdJZnh1bi1aU0hjel9kU2tBZEV2ZGs1Z3F4c1NBd0NoOWw1YTQxcDhoSzlIakE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>
        <style:hyperlink xlink:href="https://news.google.com/rss/articles/CBMikwFBVV95cUxOSGtOSjFGVGVKVlY0a0xNUTB5N2tSMHBRZmFsWHZwTFB4VXNiUkd5ZkcydFIxY2xZSzh2UC1sM2J4SjVpZ0VtQnRxNFRKWU1fTGpLd2o2VzZZcE1vbjN1SHEzMXBaY2hKUk5sZ2dFR1RzUlVKUUR2ZlIxSFBoYTA5dTdhN1ZMcUUwbkl0ZUM2a0JTTWs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>
        <style:hyperlink xlink:href="https://news.google.com/rss/articles/CBMihgFBVV95cUxPcHZJeU5pd2lUZUtySGVjc2hiWnpPazk3VU5lVFFqcDVhTExoQ0RtMFVISEd2OUdrNGJWcC10Q2pXaGw4T083ZXJzNzFUNmJxbkdXb2w3cy1zNFE5R2VXd2RiTUpsemxJTDl5ZXljS0kzOHZrX21CaFJSNnJaeTFoQnNRTWFsUQ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>
        <style:hyperlink xlink:href="https://news.google.com/rss/articles/CBMinAFBVV95cUxQaXhpSlhPay1DMnhQWGVDNjVMeFA3SHptQ0Q4Q3NnZG5vREtWNktfakxRU0hSbjhkSWtGcUY3WFJGd1hXS3lOLWNESGNWMkNhVUs3d0lmTVB0alRQQnZSRF9NV09CMGFZb2FLVk9RWEJ5Ny1kY2ZmWldiWjV0ZkIzZnktRXVJd0hxSUgxSWg5VzNtaFRYTHF5NHNDQnk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>
        <style:hyperlink xlink:href="https://news.google.com/rss/articles/CBMipAFBVV95cUxNazdPdmdINk9wbDhuYldKa2o2WEVtZ1dQeDFTcHQ0RmMwREVtZ0swcDEwVDNFaUFlOTV2SE1jQlk3UzRUbFhfRUhlOWZZdTM0TTMxMFBMSnZuVGs1eGlFZ0NzcjlxQnhFWXZWNGNMeGNCckVSN1FjbmhnVkl6OWd5TWczUXNFWVZDM0N4X2lndU5aZ1dMcUg0a1kyeHBfbFVmbVJmQg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>
        <style:hyperlink xlink:href="https://news.google.com/rss/articles/CBMikAFBVV95cUxQNUw2T19ncUlXWmNieTdiT2ttdVdJZEFPV21TVGRYZGxpNkNyeXpsTnRqV3dHbXpvUl85cVBRZEVOMnVDMTB0b0F5ZHd6NEVjM044SFlUYmpxSWYwTl84elJYdElZMjN6bnBXOTBfdE9qZkppa2E2TlZzc0lOaENTaWFtVkk3UVBFNzQySzJDN0k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>
        <style:hyperlink xlink:href="https://news.google.com/rss/articles/CBMilgFBVV95cUxNRHF3cXVfdEM0eFh3NDRzc0lnN3JWOUJkR1JmcHJQVmFuXzdwN0JpeWN3Y1ZJemRCZ2sxbGNabUkyaEpmN2FycVNLSnExU0M3cmc5cWJBbUc4TTRqZ2RYbnNfa29WdFFVZjZUeGxscFB6N3dUck40SnlyZWJHSkNYZy1qbkQwZjI0M3BWa056c0hqeWZ5Vmc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>
        <style:hyperlink xlink:href="https://news.google.com/rss/articles/CBMilwFBVV95cUxQZEVDM3JDMkc2ZDBHS19fdWl2YXFMaWFuR0FXb3pDWDBnYVhaV2UyUzRNWlVZZEk3ZDFKYmo2X3gxOUh4QWVYeHQ2VGlwTzRaM2ttN2VDcTFFSkxIdmtuQVJpQk1pNTF2NW5DVEx3UHFwTThmQmVHazVHVXZ4VnBuOWNNX3ZXRHJNbmJBQXdFZktILU5kWVln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>
        <style:hyperlink xlink:href="https://news.google.com/rss/articles/CBMilwFBVV95cUxOTFp3Y09DM3FieV9mRXVBWEFyQ2tJUW1JUDJRUlZNbmtYV3BoaG1Ha3JnTlYyYWhFelkwVWQzMHd1R0pUVGRDc3d4SG1GSHJVZmVzdkhCRlpWNVprc1VQb2FJTkNDdFdLcXUtaDFldWY1NS1XR1l2NXhuUS0teUhPNHVycTVTZHdsaEVEQjlOaUNsUWs4Z0lN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>
        <style:hyperlink xlink:href="https://news.google.com/rss/articles/CBMidEFVX3lxTE1sa3pmbFQwMk1IeXk4NW40b0ZtRXVxSU1DN1A0NDl6eFFXbVo5YjlVMVRtRzI1bGtVLTBBcnBlMzhEREtHMUxBOVVEQ0ZZNjh3ZkxHMmxYdW51aEhLem1DdFVFMl9VVENVZjBDMWd4TGlSOUVW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>
        <style:hyperlink xlink:href="https://news.google.com/rss/articles/CBMizAFBVV95cUxPTHNQS1k5eVVLWEdhNHZ4eE9FUVFBYTZhRi1ySTN3ZjkwdVJkbHp3ZV9FeTFXUGpITC0taVBTVEpBNTVsaXB5WnJXRHRocGRzNXlWdkdKZ2liZ0dpTGtyR0dwMkVXdldyM2lRYzljcTFZZG9HSGVvY2s4SmFuSTlQMmx5RWZiUlVEdjRNWXZJclhvZFphUnhUUlhFWTlOOVNFVkVFMS02M3ZKZEI0dko2Q29XS2tIZ1RkSDloV3B3UWpOM0EyVnVDYllrMnc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>
        <style:hyperlink xlink:href="https://news.google.com/rss/articles/CBMimgFBVV95cUxQS3YwM2ZIZFlLS3VhdHpXU2FwTjJPSWRKZHhQMTNfRmlzVEd5OTZzbkRnYlBTUnBfUm9xNWloSVdWcDVVMDFWcEVzOWFwT1QxMTFfajBvdXRZdXhWRWE1bkszelBuVTFSNlFXLS1ub2hMRldDUFJJS0g1UnE4Z284QWUxVDBqY3V1VnZVLS0wS01peG9jZ1RpWmZn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>
        <style:hyperlink xlink:href="https://news.google.com/rss/articles/CBMiqAFBVV95cUxONDRjYXpOUWVxUmtzUHM1M2g5RFVhSmdMSjM3UXpzeFd2WVJRbWo3OHBIYkRvNktYRzhpQjF3X1JkS0tSVEVVczFfczhOLVdZellaTDllMkgwQlJVeHVESm1BdXFIRGhKTHZQRlJCSXdkb3k3aUVERHdEV1VYazRJbzFZLXlXVjk0VVduZFAyQW9aNXI5WVdJUGJoZDZZQ3plMno0cVpGNms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>
        <style:hyperlink xlink:href="https://news.google.com/rss/articles/CBMinAFBVV95cUxPTS03dFFqNE9JOVdKZXdDX0NLVko0enc4ZHdSbTRvTzluNkNYWDUzMDR1ZXZGNVJZTmRydmNRNmYtQ19DcnVSNDhVS3Q3WUc5dWN5VFVJd3ZiX3V6VF80ckh4WVhHbE44V0FBdjZNVzRmUjQwZXRaX3kyNTdNY2k0c29kUUp6NkFuckhvU3VfaC1uaGFVT2lpS3pEV28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>
        <style:hyperlink xlink:href="https://news.google.com/rss/articles/CBMi0wFBVV95cUxPS1ppWTVJeDEyWnQ4Y19aT0txd19xMndjNDRzR29LOE5VUFZmNm1saU81M3hqbnNBUkdpdW1WdnZIdUVGRFNDZkFCS1RCc2U3Z3BLX1VzV0pzZk5FZzVYNEJTdXBUdHVFM3g5b1ZVOXNCZS01X1U4TE0yRkJCclgyRFZIRVpVTVBhRUlFdDV2VVhpQ0NHcTIzdmh4YkVMVFI5Y2RjRkp5RVozaFFJNW9FcFltSmVOWGVqX2Z3bjZHRXV6OWZHSWoxTS03Z3FXcnZBbjRr0gHTAUFVX3lxTE5yLUFNVXlWaE5PMWpSbnhyNHFyTURtMnpGRFZnenRVOGwxSXFUeXltN0o2YnZ2RVBVODZKRzJQaE5kQmFKSEg4R29QNTZVS2t2SUVLTzZZcUlIa19vSWVhdlRpbVRPZW12Z1Y3UDJ5c09STGhtMHpGc0Z2V0VnT18wY3FqMjRucjNKOTR5cmlmaDRRNVdDLXYtS3kxcm9VN0VmWnl2bmhKbWxGVXRxNzg3QWppMkJkU0tRcElUWWxrTlEzUkdpMGI4emVLU0dIcnNJcVE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>
        <style:hyperlink xlink:href="https://news.google.com/rss/articles/CBMifEFVX3lxTFBoZXdsRExYbFRycmREVlQ5Nkc0WXEydUlIYlNqVlJleXkwZFBXc0xfX2JpM1c5NVVXbDd0MUxZbzdSQ2x2eThxM1Q4cU9OTjF1TDJQQW8yWjJTMW5JdzJMQXByR0RhZ0dCSGh1WXh2RWNFZzdiaEpxMElNRTg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>
        <style:hyperlink xlink:href="https://news.google.com/rss/articles/CBMioAFBVV95cUxObjhhaXJyNVVueTNsczkyMWJ1ZXBkV3V6bVg3cC13ZkdMcEJ6M19MbU5FdHpWS1dKeVRUT25fNmxxX3NzVk45THNHNVJ3RXYxY3lKMnphdlVfanFBaWQ1MlhyTWJQTHVrNnJTMllSWlVEVlhIcE5KWjA2R25lUmYzTTNjeWJTQzBlSDdBdXRuSnRBb25JN1V6XzVwT213WUsx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935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SS Feed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2840.31pt" svg:x="81.38pt" svg:y="1073.57pt" draw:caption-point-x="-11.54pt" draw:caption-point-y="-1073.28pt">
              <dc:date>2024-08-05T00:00:00</dc:date>
              <text:p text:style-name="P1">link https://sites.google.com/view/photoboothrentalnearsandimas/home</text:p>
              <text:p text:style-name="P1"><text:tab/>-Erin Edwards</text:p>
              <text:p text:style-name="P1">----</text:p>
              <text:p text:style-name="P1">document https://docs.google.com/document/d/1rpoQi9sWeZXDAF3Sp8VRPSrM4MkMJ5C2OIQxecSA6fc/edit?usp=sharing</text:p>
              <text:p text:style-name="P1"/>
              <text:p text:style-name="P1"><text:s/>document pub https://docs.google.com/document/d/1rpoQi9sWeZXDAF3Sp8VRPSrM4MkMJ5C2OIQxecSA6fc/pub</text:p>
              <text:p text:style-name="P1"/>
              <text:p text:style-name="P1"><text:s/>document view https://docs.google.com/document/d/1rpoQi9sWeZXDAF3Sp8VRPSrM4MkMJ5C2OIQxecSA6fc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><text:tab/>-Erin Edwards</text:p>
              <text:p text:style-name="P1">----</text:p>
              <text:p text:style-name="P1"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x-fmKobH9vJgXc6H9fvDWwvqQTroIHSwYBlQYfNDwes/edit?usp=sharing</text:p>
              <text:p text:style-name="P1"/>
              <text:p text:style-name="P1"><text:s/>document pub https://docs.google.com/document/d/1x-fmKobH9vJgXc6H9fvDWwvqQTroIHSwYBlQYfNDwes/pub</text:p>
              <text:p text:style-name="P1"/>
              <text:p text:style-name="P1"><text:s/>document view https://docs.google.com/document/d/1x-fmKobH9vJgXc6H9fvDWwvqQTroIHSwYBlQYfNDwes/view</text:p>
              <text:p text:style-name="P1"/>
              <text:p text:style-name="P1"><text:s/>document https://docs.google.com/document/d/1TQ_PuXYVrszmxIUoX2trZMRh5kleTSaPSWOG7zwEhN4/edit?usp=sharing</text:p>
              <text:p text:style-name="P1"/>
              <text:p text:style-name="P1"><text:s/>document pub https://docs.google.com/document/d/1TQ_PuXYVrszmxIUoX2trZMRh5kleTSaPSWOG7zwEhN4/pub</text:p>
              <text:p text:style-name="P1"/>
              <text:p text:style-name="P1"><text:s/>document view https://docs.google.com/document/d/1TQ_PuXYVrszmxIUoX2trZMRh5kleTSaPSWOG7zwEhN4/view</text:p>
              <text:p text:style-name="P1"/>
              <text:p text:style-name="P1"><text:s/>document https://docs.google.com/document/d/1xApBGSxkT9sboT3_oyjUvxlfl3pBgEJ41FN6Y7AE6cM/edit?usp=sharing</text:p>
              <text:p text:style-name="P1"/>
              <text:p text:style-name="P1"><text:s/>document pub https://docs.google.com/document/d/1xApBGSxkT9sboT3_oyjUvxlfl3pBgEJ41FN6Y7AE6cM/pub</text:p>
              <text:p text:style-name="P1"/>
              <text:p text:style-name="P1"><text:s/>document view https://docs.google.com/document/d/1xApBGSxkT9sboT3_oyjUvxlfl3pBgEJ41FN6Y7AE6cM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5SI-B0aipYoe7EsVnkCeIneLEo8csNB6CPMZyXLD8gY/edit?usp=sharing</text:p>
              <text:p text:style-name="P1"/>
              <text:p text:style-name="P1"><text:s/>document pub https://docs.google.com/document/d/15SI-B0aipYoe7EsVnkCeIneLEo8csNB6CPMZyXLD8gY/pub</text:p>
              <text:p text:style-name="P1"/>
              <text:p text:style-name="P1"><text:s/>document view https://docs.google.com/document/d/15SI-B0aipYoe7EsVnkCeIneLEo8csNB6CPMZyXLD8gY/view</text:p>
              <text:p text:style-name="P1"><text:tab/>-Erin Edwards</text:p>
              <text:p text:style-name="P1">----</text:p>
              <text:p text:style-name="P1">document view https://docs.google.com/document/d/10gvm4K8Ao_E0wXMrxCGP1YLSV7sGWC5fW4L3M-eXYHs/view</text:p>
              <text:p text:style-name="P1"/>
              <text:p text:style-name="P1"><text:s/>document https://docs.google.com/document/d/1a4REKVeanNlcUoM_MPQ_-VZWNp8jJZR4gq4fH-_rGdE/edit?usp=sharing</text:p>
              <text:p text:style-name="P1"/>
              <text:p text:style-name="P1"><text:s/>document pub https://docs.google.com/document/d/1a4REKVeanNlcUoM_MPQ_-VZWNp8jJZR4gq4fH-_rGdE/pub</text:p>
              <text:p text:style-name="P1"/>
              <text:p text:style-name="P1"><text:s/>document view https://docs.google.com/document/d/1a4REKVeanNlcUoM_MPQ_-VZWNp8jJZR4gq4fH-_rGdE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pFgltZkbBJ7v_q_zJCAJwMa4XXrAp1jORSm5d7aTnDw/edit?usp=sharing</text:p>
              <text:p text:style-name="P1"/>
              <text:p text:style-name="P1"><text:s/>document pub https://docs.google.com/document/d/1pFgltZkbBJ7v_q_zJCAJwMa4XXrAp1jORSm5d7aTnDw/pub</text:p>
              <text:p text:style-name="P1"/>
              <text:p text:style-name="P1"><text:s/>document view https://docs.google.com/document/d/1pFgltZkbBJ7v_q_zJCAJwMa4XXrAp1jORSm5d7aTnDw/view</text:p>
              <text:p text:style-name="P1"/>
              <text:p text:style-name="P1"><text:s/>document https://docs.google.com/document/d/1jvakpAk0usAMCez-m5RNmbqWpTA1IKnYBApeNU0c-8w/edit?usp=sharing</text:p>
              <text:p text:style-name="P1"/>
              <text:p text:style-name="P1"><text:s/>document pub https://docs.google.com/document/d/1jvakpAk0usAMCez-m5RNmbqWpTA1IKnYBApeNU0c-8w/pub</text:p>
              <text:p text:style-name="P1"/>
              <text:p text:style-name="P1"><text:s/>document view https://docs.google.com/document/d/1jvakpAk0usAMCez-m5RNmbqWpTA1IKnYBApeNU0c-8w/view</text:p>
              <text:p text:style-name="P1"/>
              <text:p text:style-name="P1"><text:s/>document https://docs.google.com/document/d/1TaFSvJHtunJ1Z3z5FFOkBq3n1QtgnHXrXnIAyqkoChk/edit?usp=sharing</text:p>
              <text:p text:style-name="P1"/>
              <text:p text:style-name="P1"><text:s/>document pub https://docs.google.com/document/d/1TaFSvJHtunJ1Z3z5FFOkBq3n1QtgnHXrXnIAyqkoChk/pub</text:p>
              <text:p text:style-name="P1"/>
              <text:p text:style-name="P1"><text:s/>document view https://docs.google.com/document/d/1TaFSvJHtunJ1Z3z5FFOkBq3n1QtgnHXrXnIAyqkoChk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><text:tab/>-Erin Edwards</text:p>
              <text:p text:style-name="P1">----</text:p>
              <text:p text:style-name="P1">link https://sites.google.com/view/photoboothrentalnearsandimas/home</text:p>
              <text:p text:style-name="P1"/>
              <text:p text:style-name="P1"><text:s/>document https://docs.google.com/document/d/1zLZyGrGmubdElNaFghMlqlaa9dt3GRHolaNNd13EAX8/edit?usp=sharing</text:p>
              <text:p text:style-name="P1"/>
              <text:p text:style-name="P1"><text:s/>document pub https://docs.google.com/document/d/1zLZyGrGmubdElNaFghMlqlaa9dt3GRHolaNNd13EAX8/pub</text:p>
              <text:p text:style-name="P1"/>
              <text:p text:style-name="P1"><text:s/>document view https://docs.google.com/document/d/1zLZyGrGmubdElNaFghMlqlaa9dt3GRHolaNNd13EAX8/view</text:p>
              <text:p text:style-name="P1"/>
              <text:p text:style-name="P1"><text:s/>document https://docs.google.com/document/d/1NyenAb9RpWABI97KSUglWSbMbOTzEZIoLr_z46ifNZw/edit?usp=sharing</text:p>
              <text:p text:style-name="P1"/>
              <text:p text:style-name="P1"><text:s/>document pub https://docs.google.com/document/d/1NyenAb9RpWABI97KSUglWSbMbOTzEZIoLr_z46ifNZw/pub</text:p>
              <text:p text:style-name="P1"/>
              <text:p text:style-name="P1"><text:s/>document view https://docs.google.com/document/d/1NyenAb9RpWABI97KSUglWSbMbOTzEZIoLr_z46ifNZw/view</text:p>
              <text:p text:style-name="P1"/>
              <text:p text:style-name="P1"><text:s/>document https://docs.google.com/document/d/1bcbin7MRmnCwJnp0k0UMeKlENgLVKJa58qt1kpgTjw8/edit?usp=sharing</text:p>
              <text:p text:style-name="P1"/>
              <text:p text:style-name="P1"><text:s/>document pub https://docs.google.com/document/d/1bcbin7MRmnCwJnp0k0UMeKlENgLVKJa58qt1kpgTjw8/pub</text:p>
              <text:p text:style-name="P1"/>
              <text:p text:style-name="P1"><text:s/>document view https://docs.google.com/document/d/1bcbin7MRmnCwJnp0k0UMeKlENgLVKJa58qt1kpgTjw8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sA-84BUEyEy6JbORqTUPEGZKI7aLlZ30uvzDEMLkyFY/edit?usp=sharing</text:p>
              <text:p text:style-name="P1"/>
              <text:p text:style-name="P1"><text:s/>document pub https://docs.google.com/document/d/1sA-84BUEyEy6JbORqTUPEGZKI7aLlZ30uvzDEMLkyFY/pub</text:p>
              <text:p text:style-name="P1"/>
              <text:p text:style-name="P1"><text:s/>document view https://docs.google.com/document/d/1sA-84BUEyEy6JbORqTUPEGZKI7aLlZ30uvzDEMLkyFY/view</text:p>
              <text:p text:style-name="P1"/>
              <text:p text:style-name="P1"><text:s/>document https://docs.google.com/document/d/10gvm4K8Ao_E0wXMrxCGP1YLSV7sGWC5fW4L3M-eXYHs/edit?usp=sharing</text:p>
              <text:p text:style-name="P1"/>
              <text:p text:style-name="P1"><text:s/>document pub https://docs.google.com/document/d/10gvm4K8Ao_E0wXMrxCGP1YLSV7sGWC5fW4L3M-eXYHs/pub</text:p>
              <text:p text:style-name="P1"><text:tab/>-Erin Edwards</text:p>
              <text:p text:style-name="P1">----</text:p>
              <text:p text:style-name="P1">document pub https://docs.google.com/document/d/1UEDXbrWjjmeLAVgItU2MxhTl8bzrHG4kJAwCHshNmUM/pub</text:p>
              <text:p text:style-name="P1"/>
              <text:p text:style-name="P1"><text:s/>document view https://docs.google.com/document/d/1UEDXbrWjjmeLAVgItU2MxhTl8bzrHG4kJAwCHshNmUM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Se0IDPWJ1KQSZ3DV9GcTW3CWX4-zFoLq4qZF_mbLraE/edit?usp=sharing</text:p>
              <text:p text:style-name="P1"/>
              <text:p text:style-name="P1"><text:s/>document pub https://docs.google.com/document/d/1Se0IDPWJ1KQSZ3DV9GcTW3CWX4-zFoLq4qZF_mbLraE/pub</text:p>
              <text:p text:style-name="P1"/>
              <text:p text:style-name="P1"><text:s/>document view https://docs.google.com/document/d/1Se0IDPWJ1KQSZ3DV9GcTW3CWX4-zFoLq4qZF_mbLraE/view</text:p>
              <text:p text:style-name="P1"/>
              <text:p text:style-name="P1"><text:s/>document https://docs.google.com/document/d/1_zJoAZFSn8hVvse7_P-S7ozpj3CXtfdx9Dsvj1rmSH0/edit?usp=sharing</text:p>
              <text:p text:style-name="P1"/>
              <text:p text:style-name="P1"><text:s/>document pub https://docs.google.com/document/d/1_zJoAZFSn8hVvse7_P-S7ozpj3CXtfdx9Dsvj1rmSH0/pub</text:p>
              <text:p text:style-name="P1"/>
              <text:p text:style-name="P1"><text:s/>document view https://docs.google.com/document/d/1_zJoAZFSn8hVvse7_P-S7ozpj3CXtfdx9Dsvj1rmSH0/view</text:p>
              <text:p text:style-name="P1"/>
              <text:p text:style-name="P1"><text:s/>document https://docs.google.com/document/d/1083GdFQsm10LcW1NGkPTDCT04TDSn8fzWZjSGA_tvpw/edit?usp=sharing</text:p>
              <text:p text:style-name="P1"/>
              <text:p text:style-name="P1"><text:s/>document pub https://docs.google.com/document/d/1083GdFQsm10LcW1NGkPTDCT04TDSn8fzWZjSGA_tvpw/pub</text:p>
              <text:p text:style-name="P1"/>
              <text:p text:style-name="P1"><text:s/>document view https://docs.google.com/document/d/1083GdFQsm10LcW1NGkPTDCT04TDSn8fzWZjSGA_tvpw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><text:tab/>-Erin Edwards</text:p>
              <text:p text:style-name="P1">----</text:p>
              <text:p text:style-name="P1">Calendar - All Day Event https://www.google.com/calendar/event?eid=N2FhdGVhNjAzdGRtdHFucW5zbHBjaW5oZm8gODIxNzY1OWM2ZDRlYTY2OTdmY2Y1YjRiOGI2MmIwMTkzMTViYmQ0ODVkZGE1ZTgxM2NiMTlhZGUzNTZlNTU3OEBncm91cC5jYWxlbmRhci5nb29nbGUuY29t</text:p>
              <text:p text:style-name="P1"/>
              <text:p text:style-name="P1"><text:s/>video https://youtu.be/3AjCF0_H6pI</text:p>
              <text:p text:style-name="P1"/>
              <text:p text:style-name="P1"><text:s/>video https://youtu.be/yD1Nwl2R0O4</text:p>
              <text:p text:style-name="P1"/>
              <text:p text:style-name="P1"><text:s/>video https://youtu.be/WWlZX-7fMis</text:p>
              <text:p text:style-name="P1"/>
              <text:p text:style-name="P1"><text:s/>video https://youtu.be/uceVMj8rYks</text:p>
              <text:p text:style-name="P1"/>
              <text:p text:style-name="P1"><text:s/>video https://youtu.be/5m1UqrkL-Qs</text:p>
              <text:p text:style-name="P1"/>
              <text:p text:style-name="P1"><text:s/>sheet https://docs.google.com/spreadsheets/d/1_AAAd7U1zQVJ93c_z-siee0aSiFK7yVIS7IyYvagei4/edit#gid=0</text:p>
              <text:p text:style-name="P1"/>
              <text:p text:style-name="P1"><text:s/>sheet https://docs.google.com/spreadsheets/d/1_AAAd7U1zQVJ93c_z-siee0aSiFK7yVIS7IyYvagei4/edit#gid=104503529</text:p>
              <text:p text:style-name="P1"/>
              <text:p text:style-name="P1"><text:s/>sheet https://docs.google.com/spreadsheets/d/1_AAAd7U1zQVJ93c_z-siee0aSiFK7yVIS7IyYvagei4/edit#gid=1150098443</text:p>
              <text:p text:style-name="P1"/>
              <text:p text:style-name="P1"><text:s/>sheet https://docs.google.com/spreadsheets/d/1_AAAd7U1zQVJ93c_z-siee0aSiFK7yVIS7IyYvagei4/edit#gid=329935823</text:p>
              <text:p text:style-name="P1"/>
              <text:p text:style-name="P1"><text:s/>sheet https://docs.google.com/spreadsheets/d/1_AAAd7U1zQVJ93c_z-siee0aSiFK7yVIS7IyYvagei4/edit#gid=652934269</text:p>
              <text:p text:style-name="P1"/>
              <text:p text:style-name="P1"><text:s/>folder HTML https://drive.google.com/drive/folders/1rZt5YM9LxeVcWOq8aIad8aSMqMgX2aX0?usp=sharing</text:p>
              <text:p text:style-name="P1"/>
              <text:p text:style-name="P1"><text:s/>HTML https://drive.google.com/file/d/1p9rn6CPjLIaOyginEbCzglAehlpqQIH5/view?usp=sharing</text:p>
              <text:p text:style-name="P1"/>
              <text:p text:style-name="P1"><text:s/>folder Microsoft Files https://drive.google.com/drive/folders/1uFg1reBORe6O-Xm-96hdBOAerwLS-0Ev?usp=sharing</text:p>
              <text:p text:style-name="P1"/>
              <text:p text:style-name="P1"><text:s/>document https://docs.google.com/document/d/1d5P990Lt5wFUnMq6BSrQqC5gtdjyA4HKZGYU_za_cAs/edit?usp=sharing</text:p>
              <text:p text:style-name="P1"/>
              <text:p text:style-name="P1"><text:s/>document pub https://docs.google.com/document/d/1d5P990Lt5wFUnMq6BSrQqC5gtdjyA4HKZGYU_za_cAs/pub</text:p>
              <text:p text:style-name="P1"/>
              <text:p text:style-name="P1"><text:s/>document view https://docs.google.com/document/d/1d5P990Lt5wFUnMq6BSrQqC5gtdjyA4HKZGYU_za_cAs/view</text:p>
              <text:p text:style-name="P1"/>
              <text:p text:style-name="P1"><text:s/>document https://docs.google.com/document/d/1rAvrhnJBl83aj50VUc-JxvjX8j9n38kCZUDOuJHHhG8/edit?usp=sharing</text:p>
              <text:p text:style-name="P1"/>
              <text:p text:style-name="P1"><text:s/>document pub https://docs.google.com/document/d/1rAvrhnJBl83aj50VUc-JxvjX8j9n38kCZUDOuJHHhG8/pub</text:p>
              <text:p text:style-name="P1"/>
              <text:p text:style-name="P1"><text:s/>document view https://docs.google.com/document/d/1rAvrhnJBl83aj50VUc-JxvjX8j9n38kCZUDOuJHHhG8/view</text:p>
              <text:p text:style-name="P1"/>
              <text:p text:style-name="P1"><text:s/>document https://docs.google.com/document/d/1UEDXbrWjjmeLAVgItU2MxhTl8bzrHG4kJAwCHshNmUM/edit?usp=sharing</text:p>
              <text:p text:style-name="P1"><text:tab/>-Erin Edwards</text:p>
              <text:p text:style-name="P1">----</text:p>
              <text:p text:style-name="P1">Calendar - All Day Event https://www.google.com/calendar/event?eid=ZnVubWdoazdva3Y5YjlqODJpdGc5bHZsdGs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cnFxY3U3cm52bGRucnRva3VrdmI4bm0xMDg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dGFvdDJncHNycjkyY3RvM3V0czhsNDZxODQ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bmVyNDl0cmVtOWVtbTVpZmF0cDcyY3VvNDQ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c2xnMnMydWFybW1uM3ZhdDNjODVkdG5zOG8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aHNxM2Ywb2cxcXE2ZGNtbnNwdTJ1NmRia2s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bWowOHZzdHE2NHUzZnNxYnEzNmw3YzJnajQ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YjJtaXZnODI4NnJocWprOGc4MGhsczlxcTA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cnB2M29tcnBiOThkODhkODNxMzFiZzhrMW8gODIxNzY1OWM2ZDRlYTY2OTdmY2Y1YjRiOGI2MmIwMTkzMTViYmQ0ODVkZGE1ZTgxM2NiMTlhZGUzNTZlNTU3OEBncm91cC5jYWxlbmRhci5nb29nbGUuY29t</text:p>
              <text:p text:style-name="P1"><text:tab/>-Erin Edwards</text:p>
              <text:p text:style-name="P1">----</text:p>
              <text:p text:style-name="P1">document pub https://docs.google.com/document/d/1CKrtwVIp0U-zA9kx7LqjTecbyi-bq6FpVnro2ToGEKY/pub</text:p>
              <text:p text:style-name="P1"/>
              <text:p text:style-name="P1"><text:s/>document view https://docs.google.com/document/d/1CKrtwVIp0U-zA9kx7LqjTecbyi-bq6FpVnro2ToGEKY/view</text:p>
              <text:p text:style-name="P1"/>
              <text:p text:style-name="P1"><text:s/>presentation https://docs.google.com/presentation/d/1mkoKy47lwt761zsWj_mbu8-NHF7O5qtp-HqeKGqIVf4/edit?usp=sharing</text:p>
              <text:p text:style-name="P1"/>
              <text:p text:style-name="P1"><text:s/>presentation pub https://docs.google.com/presentation/d/1mkoKy47lwt761zsWj_mbu8-NHF7O5qtp-HqeKGqIVf4/pub?start=true&amp;loop=true&amp;delayms=3000</text:p>
              <text:p text:style-name="P1"/>
              <text:p text:style-name="P1"><text:s/>presentation view https://docs.google.com/presentation/d/1mkoKy47lwt761zsWj_mbu8-NHF7O5qtp-HqeKGqIVf4/view</text:p>
              <text:p text:style-name="P1"/>
              <text:p text:style-name="P1"><text:s/>presentation html https://docs.google.com/presentation/d/1mkoKy47lwt761zsWj_mbu8-NHF7O5qtp-HqeKGqIVf4/htmlpresent</text:p>
              <text:p text:style-name="P1"/>
              <text:p text:style-name="P1"><text:s/>calendar https://calendar.google.com/calendar/embed?src=8217659c6d4ea6697fcf5b4b8b62b019315bbd485dda5e813cb19ade356e5578@group.calendar.google.com</text:p>
              <text:p text:style-name="P1"/>
              <text:p text:style-name="P1"><text:s/>Calendar - All Day Event https://www.google.com/calendar/event?eid=czI2bnYzdDNwM2pjcXJ2M20yMHEyY3MyZzQ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ZGlmdGZnYThkaHNudHJzMTUwcGgxaXFscWs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dHVqZGdvNTVlaDltOTE1NW85MG9qamk0aDg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ZGF2bGxhZDBwN29nNGJhdG10bTBhZTUydW8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NjdmNjdkazI2Mzd0NjBuY2ozbHBxNWh2Z2sgODIxNzY1OWM2ZDRlYTY2OTdmY2Y1YjRiOGI2MmIwMTkzMTViYmQ0ODVkZGE1ZTgxM2NiMTlhZGUzNTZlNTU3OEBncm91cC5jYWxlbmRhci5nb29nbGUuY29t</text:p>
              <text:p text:style-name="P1"><text:tab/>-Erin Edwards</text:p>
              <text:p text:style-name="P1">----</text:p>
              <text:p text:style-name="P1">CellImage </text:p>
              <text:p text:style-name="P1"/>
              <text:p text:style-name="P1"><text:s/>target url https://sites.google.com/view/ai-face-swap-photo-booth/home</text:p>
              <text:p text:style-name="P1"/>
              <text:p text:style-name="P1"><text:s/>folder top https://drive.google.com/drive/folders/1_lfDAtRcHCUz-8utVHxIcdEo1lBJpr6j?usp=sharing</text:p>
              <text:p text:style-name="P1"/>
              <text:p text:style-name="P1"><text:s/>rss feed https://news.google.com/rss/search?q=aiphotobooth</text:p>
              <text:p text:style-name="P1"/>
              <text:p text:style-name="P1"><text:s/>folder articles https://drive.google.com/drive/folders/1h-eeITnBpuOGf5ldMW89XEwE4uC-p0nc?usp=sharing</text:p>
              <text:p text:style-name="P1"/>
              <text:p text:style-name="P1"><text:s/>folder photos https://drive.google.com/drive/folders/1siLkKlv_6MU7Z_d2OGfzSZyHvVtms88t?usp=sharing</text:p>
              <text:p text:style-name="P1"/>
              <text:p text:style-name="P1"><text:s/>folder pdfs https://drive.google.com/drive/folders/1eXjv86hamdJDm3SgOaS5GIOugrVTWS1u?usp=sharing</text:p>
              <text:p text:style-name="P1"/>
              <text:p text:style-name="P1"><text:s/>folder slides https://drive.google.com/drive/folders/1WHYl9Wrw5NwQkrMbCiYPgqGQcWZ7pgIJ?usp=sharing</text:p>
              <text:p text:style-name="P1"/>
              <text:p text:style-name="P1"><text:s/>photo https://drive.google.com/file/d/1S5sjkvMhie1HaZ6IJAtEozK_5kzeiW10/view?usp=sharing</text:p>
              <text:p text:style-name="P1"/>
              <text:p text:style-name="P1"><text:s/>photo https://drive.google.com/file/d/1IByJfZTakIptE6tLQpRfFEZJvkhpjvna/view?usp=sharing</text:p>
              <text:p text:style-name="P1"/>
              <text:p text:style-name="P1"><text:s/>photo https://drive.google.com/file/d/1mz_u8Q0HMByzzD3CtqVB6w3zXsh9l5I5/view?usp=sharing</text:p>
              <text:p text:style-name="P1"/>
              <text:p text:style-name="P1"><text:s/>photo https://drive.google.com/file/d/1S3hTnIrVPbCz3Kia3nXKEUpnED-PLQJU/view?usp=sharing</text:p>
              <text:p text:style-name="P1"/>
              <text:p text:style-name="P1"><text:s/>spreadsheet https://docs.google.com/spreadsheets/d/1_AAAd7U1zQVJ93c_z-siee0aSiFK7yVIS7IyYvagei4/edit?usp=sharing</text:p>
              <text:p text:style-name="P1"/>
              <text:p text:style-name="P1"><text:s/>spreadsheet key https://docs.google.com/spreadsheet/pub?key=1_AAAd7U1zQVJ93c_z-siee0aSiFK7yVIS7IyYvagei4</text:p>
              <text:p text:style-name="P1"/>
              <text:p text:style-name="P1"><text:s/>spreadsheet pubhtml https://docs.google.com/spreadsheets/d/1_AAAd7U1zQVJ93c_z-siee0aSiFK7yVIS7IyYvagei4/pubhtml</text:p>
              <text:p text:style-name="P1"/>
              <text:p text:style-name="P1"><text:s/>spreadsheet pub https://docs.google.com/spreadsheets/d/1_AAAd7U1zQVJ93c_z-siee0aSiFK7yVIS7IyYvagei4/pub</text:p>
              <text:p text:style-name="P1"/>
              <text:p text:style-name="P1"><text:s/>spreadsheet view https://docs.google.com/spreadsheets/d/1_AAAd7U1zQVJ93c_z-siee0aSiFK7yVIS7IyYvagei4/view</text:p>
              <text:p text:style-name="P1"/>
              <text:p text:style-name="P1"><text:s/>form https://docs.google.com/forms/d/1IGG6_MV0N71ooW_H5RchYZfsQb0iW_ZMhzQen_Ow2_M/edit?usp=sharing</text:p>
              <text:p text:style-name="P1"/>
              <text:p text:style-name="P1"><text:s/>drawing https://docs.google.com/drawings/d/1fHrpMpuH7MBWrOI9stLALoggx0KRuNUJVoiL9DbY-lM/edit?usp=sharing</text:p>
              <text:p text:style-name="P1"/>
              <text:p text:style-name="P1"><text:s/>image https://drive.google.com/file/d/1Ub_baxN1yIKa7z6PHbWKiQ5Hv3QmkYdb/view?usp=drivesdk</text:p>
              <text:p text:style-name="P1"/>
              <text:p text:style-name="P1"><text:s/>image link https://sites.google.com/view/ai-face-swap-photo-booth/home</text:p>
              <text:p text:style-name="P1"/>
              <text:p text:style-name="P1"><text:s/>document https://docs.google.com/document/d/1CKrtwVIp0U-zA9kx7LqjTecbyi-bq6FpVnro2ToGEKY/edit?usp=sharing</text:p>
              <text:p text:style-name="P1"><text:tab/>-Erin Edwards</text:p>
            </office:annotation>
            <text:p><text:a xlink:href="https://news.google.com/rss/search?q=aiphotobooth" xlink:type="simple">https://news.google.com/rss/search?q=aiphotobooth</text:a></text:p>
          </table:table-cell>
          <table:table-cell table:number-columns-repeated="1023"/>
        </table:table-row>
        <table:table-row table:style-name="ro1">
          <table:table-cell table:style-name="ce2" table:formula="of:=IFERROR(__xludf.dummyfunction(&quot;IMPORTFEED(&quot;&quot;https://news.google.com/rss/search?q=aiphotobooth&quot;&quot;,&quot;&quot;items created&quot;&quot;, false)&quot;);&quot;Fri, 12 Jul 2024 07:00:00 GMT&quot;)" office:value-type="string" office:string-value="Fri, 12 Jul 2024 07:00:00 GMT" calcext:value-type="string">
            <text:p>Fri, 12 Jul 2024 07:00:00 GMT</text:p>
          </table:table-cell>
          <table:table-cell table:style-name="ce2" table:formula="of:=IFERROR(__xludf.dummyfunction(&quot;IMPORTFEED(&quot;&quot;https://news.google.com/rss/search?q=aiphotobooth&quot;&quot;,&quot;&quot;items title&quot;&quot;, false)&quot;);&quot;Generative AI Experiences: 3 Ways To Tap Into A New Retargeting Goldmine - Demand Gen Report&quot;)" office:value-type="string" office:string-value="Generative AI Experiences: 3 Ways To Tap Into A New Retargeting Goldmine - Demand Gen Report" calcext:value-type="string">
            <text:p>Generative AI Experiences: 3 Ways To Tap Into A New Retargeting Goldmine - Demand Gen Report</text:p>
          </table:table-cell>
          <table:table-cell/>
          <table:table-cell table:style-name="ce4" table:formula="of:=IFERROR(__xludf.dummyfunction(&quot;IMPORTFEED(&quot;&quot;https://news.google.com/rss/search?q=aiphotobooth&quot;&quot;,&quot;&quot;items url&quot;&quot;, false)&quot;);&quot;https://news.google.com/rss/articles/CBMixAFBVV95cUxQUWJ6Y1pOZHk1M1Y2S29LN3ZqLWdvS0NvZjM0Y1NzazZIQ2d2TGJYT0x3dWdwRXgzdUhrMUthdTREdjNPdUdHeDZIZjMza2Y4TklxVDZsOU82b2FGcGo4R1FMM1dTcUdCa3BmR0R4Z3JPajJrYVRCbFpWd3VUd0x6b1RlbWFRRExaS1hFandXYnN5Qlc5QlRmTTVFV2JKaD&quot;&amp;&quot;FDOXd0blJTeFdaY3M4d1p1T3drRENaQTladm40SXFUakYtOVlJ?oc=5&quot;)" office:value-type="string" office:string-value="https://news.google.com/rss/articles/CBMixAFBVV95cUxQUWJ6Y1pOZHk1M1Y2S29LN3ZqLWdvS0NvZjM0Y1NzazZIQ2d2TGJYT0x3dWdwRXgzdUhrMUthdTREdjNPdUdHeDZIZjMza2Y4TklxVDZsOU82b2FGcGo4R1FMM1dTcUdCa3BmR0R4Z3JPajJrYVRCbFpWd3VUd0x6b1RlbWFRRExaS1hFandXYnN5Qlc5QlRmTTVFV2JKaDFDOXd0blJTeFdaY3M4d1p1T3drRENaQTladm40SXFUakYtOVlJ?oc=5" calcext:value-type="string">
            <text:p>https://news.google.com/rss/articles/CBMixAFBVV95cUxQUWJ6Y1pOZHk1M1Y2S29LN3ZqLWdvS0NvZjM0Y1NzazZIQ2d2TGJYT0x3dWdwRXgzdUhrMUthdTREdjNPdUdHeDZIZjMza2Y4TklxVDZsOU82b2FGcGo4R1FMM1dTcUdCa3BmR0R4Z3JPajJrYVRCbFpWd3VUd0x6b1RlbWFRRExaS1hFandXYnN5Qlc5QlRmTTVFV2JKaDFDOXd0blJTeFdaY3M4d1p1T3drRENaQTladm40SXFUakYtOVlJ?oc=5</text:p>
          </table:table-cell>
          <table:table-cell table:style-name="ce2" table:formula="of:=IFERROR(__xludf.dummyfunction(&quot;IMPORTFEED(&quot;&quot;https://news.google.com/rss/search?q=aiphotobooth&quot;&quot;,&quot;&quot;items summary&quot;&quot;, false)&quot;);&quot;Generative AI Experiences: 3 Ways To Tap Into A New Retargeting Goldmine  Demand &#10;Gen Report&quot;)" office:value-type="string" office:string-value="Generative AI Experiences: 3 Ways To Tap Into A New Retargeting Goldmine  Demand &#10;Gen Report" calcext:value-type="string">
            <text:p>Generative AI Experiences: 3 Ways To Tap Into A New Retargeting Goldmine  Demand </text:p>
            <text:p>Gen Report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Wed, 29 May 2024 07:00:00 GMT&quot;)" office:value-type="string" office:string-value="Wed, 29 May 2024 07:00:00 GMT" calcext:value-type="string">
            <text:p>Wed, 29 May 2024 07:00:00 GMT</text:p>
          </table:table-cell>
          <table:table-cell table:style-name="ce2" table:formula="of:=IFERROR(__xludf.dummyfunction(&quot;&quot;&quot;COMPUTED_VALUE&quot;&quot;&quot;);&quot;Why Headshots Taken by a Photographer Are Better Than AI - PetaPixel&quot;)" office:value-type="string" office:string-value="Why Headshots Taken by a Photographer Are Better Than AI - PetaPixel" calcext:value-type="string">
            <text:p>Why Headshots Taken by a Photographer Are Better Than AI - PetaPixel</text:p>
          </table:table-cell>
          <table:table-cell/>
          <table:table-cell table:style-name="ce5" table:formula="of:=IFERROR(__xludf.dummyfunction(&quot;&quot;&quot;COMPUTED_VALUE&quot;&quot;&quot;);&quot;https://news.google.com/rss/articles/CBMilAFBVV95cUxOWjBPbnZHUGwzNHJoUkZIQkN6N1VtR3EyaE5xejQ3R1N6aFlULXFHbDVJUGswOEFuVjFocmZaRTRib1o2aXFvVGR5NGFIZThqZVpwWHpXcGZUYUxrdmhNUFJkdVllM1cyNkJSakJzNXhYOTBBb0ZHQ3g0WUNjUEhjUE4tUU83Y3dNWmFUT0JMUnJNZG5S?oc=5&quot;)" office:value-type="string" office:string-value="https://news.google.com/rss/articles/CBMilAFBVV95cUxOWjBPbnZHUGwzNHJoUkZIQkN6N1VtR3EyaE5xejQ3R1N6aFlULXFHbDVJUGswOEFuVjFocmZaRTRib1o2aXFvVGR5NGFIZThqZVpwWHpXcGZUYUxrdmhNUFJkdVllM1cyNkJSakJzNXhYOTBBb0ZHQ3g0WUNjUEhjUE4tUU83Y3dNWmFUT0JMUnJNZG5S?oc=5" calcext:value-type="string">
            <text:p>https://news.google.com/rss/articles/CBMilAFBVV95cUxOWjBPbnZHUGwzNHJoUkZIQkN6N1VtR3EyaE5xejQ3R1N6aFlULXFHbDVJUGswOEFuVjFocmZaRTRib1o2aXFvVGR5NGFIZThqZVpwWHpXcGZUYUxrdmhNUFJkdVllM1cyNkJSakJzNXhYOTBBb0ZHQ3g0WUNjUEhjUE4tUU83Y3dNWmFUT0JMUnJNZG5S?oc=5</text:p>
          </table:table-cell>
          <table:table-cell table:style-name="ce2" table:formula="of:=IFERROR(__xludf.dummyfunction(&quot;&quot;&quot;COMPUTED_VALUE&quot;&quot;&quot;);&quot;Why Headshots Taken by a Photographer Are Better Than AI  PetaPixel&quot;)" office:value-type="string" office:string-value="Why Headshots Taken by a Photographer Are Better Than AI  PetaPixel" calcext:value-type="string">
            <text:p>Why Headshots Taken by a Photographer Are Better Than AI <text:s/>PetaPixel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Mon, 03 Jun 2024 07:00:00 GMT&quot;)" office:value-type="string" office:string-value="Mon, 03 Jun 2024 07:00:00 GMT" calcext:value-type="string">
            <text:p>Mon, 03 Jun 2024 07:00:00 GMT</text:p>
          </table:table-cell>
          <table:table-cell table:style-name="ce2" table:formula="of:=IFERROR(__xludf.dummyfunction(&quot;&quot;&quot;COMPUTED_VALUE&quot;&quot;&quot;);&quot;InfoComm 2024: AI moves centre stage - Installation and AV Technology Europe&quot;)" office:value-type="string" office:string-value="InfoComm 2024: AI moves centre stage - Installation and AV Technology Europe" calcext:value-type="string">
            <text:p>InfoComm 2024: AI moves centre stage - Installation and AV Technology Europe</text:p>
          </table:table-cell>
          <table:table-cell/>
          <table:table-cell table:style-name="ce6" table:formula="of:=IFERROR(__xludf.dummyfunction(&quot;&quot;&quot;COMPUTED_VALUE&quot;&quot;&quot;);&quot;https://news.google.com/rss/articles/CBMimAFBVV95cUxObGdmTThoak1Fbzl4dk1uREhWaG5BcUVZLXVhTzhEcHJQQnp6eDJtdWUxNmF2QkppRFByZk44U3Z6R2ZDY0FFdm0xWFBPNzRQdkhES3dfMTVvVjVWcEZOaHhuZmUzcVA4OU9nNndWLVNpYzJsUVNReEUzRDBseTVyUDhMWkd2SHd5SEpjOG03UUNFLUpod3QtVw?oc=5&quot;)" office:value-type="string" office:string-value="https://news.google.com/rss/articles/CBMimAFBVV95cUxObGdmTThoak1Fbzl4dk1uREhWaG5BcUVZLXVhTzhEcHJQQnp6eDJtdWUxNmF2QkppRFByZk44U3Z6R2ZDY0FFdm0xWFBPNzRQdkhES3dfMTVvVjVWcEZOaHhuZmUzcVA4OU9nNndWLVNpYzJsUVNReEUzRDBseTVyUDhMWkd2SHd5SEpjOG03UUNFLUpod3QtVw?oc=5" calcext:value-type="string">
            <text:p>https://news.google.com/rss/articles/CBMimAFBVV95cUxObGdmTThoak1Fbzl4dk1uREhWaG5BcUVZLXVhTzhEcHJQQnp6eDJtdWUxNmF2QkppRFByZk44U3Z6R2ZDY0FFdm0xWFBPNzRQdkhES3dfMTVvVjVWcEZOaHhuZmUzcVA4OU9nNndWLVNpYzJsUVNReEUzRDBseTVyUDhMWkd2SHd5SEpjOG03UUNFLUpod3QtVw?oc=5</text:p>
          </table:table-cell>
          <table:table-cell table:style-name="ce2" table:formula="of:=IFERROR(__xludf.dummyfunction(&quot;&quot;&quot;COMPUTED_VALUE&quot;&quot;&quot;);&quot;InfoComm 2024: AI moves centre stage  Installation and AV Technology Europe&quot;)" office:value-type="string" office:string-value="InfoComm 2024: AI moves centre stage  Installation and AV Technology Europe" calcext:value-type="string">
            <text:p>InfoComm 2024: AI moves centre stage <text:s/>Installation and AV Technology Europe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Wed, 12 Jun 2024 07:00:00 GMT&quot;)" office:value-type="string" office:string-value="Wed, 12 Jun 2024 07:00:00 GMT" calcext:value-type="string">
            <text:p>Wed, 12 Jun 2024 07:00:00 GMT</text:p>
          </table:table-cell>
          <table:table-cell table:style-name="ce2" table:formula="of:=IFERROR(__xludf.dummyfunction(&quot;&quot;&quot;COMPUTED_VALUE&quot;&quot;&quot;);&quot;AI Bridgerton Filter: Best Bridgerton Portrait Generator - Perfect Corp.&quot;)" office:value-type="string" office:string-value="AI Bridgerton Filter: Best Bridgerton Portrait Generator - Perfect Corp." calcext:value-type="string">
            <text:p>AI Bridgerton Filter: Best Bridgerton Portrait Generator - Perfect Corp.</text:p>
          </table:table-cell>
          <table:table-cell/>
          <table:table-cell table:style-name="ce7" table:formula="of:=IFERROR(__xludf.dummyfunction(&quot;&quot;&quot;COMPUTED_VALUE&quot;&quot;&quot;);&quot;https://news.google.com/rss/articles/CBMiigFBVV95cUxPZkNYbmQ0b3ZsWkRJazdwMEZTY2RwRDI3X0dVZmtlWl90V3ROVHNpOEtRelYyNndnd0J1YjZOZm54SXdvb19TOWtCOHFOYUdTQW8zV2VScTBueWtxdVdJZnh1bi1aU0hjel9kU2tBZEV2ZGs1Z3F4c1NBd0NoOWw1YTQxcDhoSzlIakE?oc=5&quot;)" office:value-type="string" office:string-value="https://news.google.com/rss/articles/CBMiigFBVV95cUxPZkNYbmQ0b3ZsWkRJazdwMEZTY2RwRDI3X0dVZmtlWl90V3ROVHNpOEtRelYyNndnd0J1YjZOZm54SXdvb19TOWtCOHFOYUdTQW8zV2VScTBueWtxdVdJZnh1bi1aU0hjel9kU2tBZEV2ZGs1Z3F4c1NBd0NoOWw1YTQxcDhoSzlIakE?oc=5" calcext:value-type="string">
            <text:p>https://news.google.com/rss/articles/CBMiigFBVV95cUxPZkNYbmQ0b3ZsWkRJazdwMEZTY2RwRDI3X0dVZmtlWl90V3ROVHNpOEtRelYyNndnd0J1YjZOZm54SXdvb19TOWtCOHFOYUdTQW8zV2VScTBueWtxdVdJZnh1bi1aU0hjel9kU2tBZEV2ZGs1Z3F4c1NBd0NoOWw1YTQxcDhoSzlIakE?oc=5</text:p>
          </table:table-cell>
          <table:table-cell table:style-name="ce2" table:formula="of:=IFERROR(__xludf.dummyfunction(&quot;&quot;&quot;COMPUTED_VALUE&quot;&quot;&quot;);&quot;AI Bridgerton Filter: Best Bridgerton Portrait Generator  Perfect Corp.&quot;)" office:value-type="string" office:string-value="AI Bridgerton Filter: Best Bridgerton Portrait Generator  Perfect Corp." calcext:value-type="string">
            <text:p>AI Bridgerton Filter: Best Bridgerton Portrait Generator <text:s/>Perfect Corp.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Wed, 04 Oct 2023 07:00:00 GMT&quot;)" office:value-type="string" office:string-value="Wed, 04 Oct 2023 07:00:00 GMT" calcext:value-type="string">
            <text:p>Wed, 04 Oct 2023 07:00:00 GMT</text:p>
          </table:table-cell>
          <table:table-cell table:style-name="ce2" table:formula="of:=IFERROR(__xludf.dummyfunction(&quot;&quot;&quot;COMPUTED_VALUE&quot;&quot;&quot;);&quot;90s yearbook AI trend: Is the app free? How to make high school photos - Fast Company&quot;)" office:value-type="string" office:string-value="90s yearbook AI trend: Is the app free? How to make high school photos - Fast Company" calcext:value-type="string">
            <text:p>90s yearbook AI trend: Is the app free? How to make high school photos - Fast Company</text:p>
          </table:table-cell>
          <table:table-cell/>
          <table:table-cell table:style-name="ce8" table:formula="of:=IFERROR(__xludf.dummyfunction(&quot;&quot;&quot;COMPUTED_VALUE&quot;&quot;&quot;);&quot;https://news.google.com/rss/articles/CBMikwFBVV95cUxOSGtOSjFGVGVKVlY0a0xNUTB5N2tSMHBRZmFsWHZwTFB4VXNiUkd5ZkcydFIxY2xZSzh2UC1sM2J4SjVpZ0VtQnRxNFRKWU1fTGpLd2o2VzZZcE1vbjN1SHEzMXBaY2hKUk5sZ2dFR1RzUlVKUUR2ZlIxSFBoYTA5dTdhN1ZMcUUwbkl0ZUM2a0JTTWs?oc=5&quot;)" office:value-type="string" office:string-value="https://news.google.com/rss/articles/CBMikwFBVV95cUxOSGtOSjFGVGVKVlY0a0xNUTB5N2tSMHBRZmFsWHZwTFB4VXNiUkd5ZkcydFIxY2xZSzh2UC1sM2J4SjVpZ0VtQnRxNFRKWU1fTGpLd2o2VzZZcE1vbjN1SHEzMXBaY2hKUk5sZ2dFR1RzUlVKUUR2ZlIxSFBoYTA5dTdhN1ZMcUUwbkl0ZUM2a0JTTWs?oc=5" calcext:value-type="string">
            <text:p>https://news.google.com/rss/articles/CBMikwFBVV95cUxOSGtOSjFGVGVKVlY0a0xNUTB5N2tSMHBRZmFsWHZwTFB4VXNiUkd5ZkcydFIxY2xZSzh2UC1sM2J4SjVpZ0VtQnRxNFRKWU1fTGpLd2o2VzZZcE1vbjN1SHEzMXBaY2hKUk5sZ2dFR1RzUlVKUUR2ZlIxSFBoYTA5dTdhN1ZMcUUwbkl0ZUM2a0JTTWs?oc=5</text:p>
          </table:table-cell>
          <table:table-cell table:style-name="ce2" table:formula="of:=IFERROR(__xludf.dummyfunction(&quot;&quot;&quot;COMPUTED_VALUE&quot;&quot;&quot;);&quot;90s yearbook AI trend: Is the app free? How to make high school photos  Fast &#10;Company&quot;)" office:value-type="string" office:string-value="90s yearbook AI trend: Is the app free? How to make high school photos  Fast &#10;Company" calcext:value-type="string">
            <text:p>90s yearbook AI trend: Is the app free? How to make high school photos  Fast </text:p>
            <text:p>Company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Thu, 09 Nov 2023 08:00:00 GMT&quot;)" office:value-type="string" office:string-value="Thu, 09 Nov 2023 08:00:00 GMT" calcext:value-type="string">
            <text:p>Thu, 09 Nov 2023 08:00:00 GMT</text:p>
          </table:table-cell>
          <table:table-cell table:style-name="ce2" table:formula="of:=IFERROR(__xludf.dummyfunction(&quot;&quot;&quot;COMPUTED_VALUE&quot;&quot;&quot;);&quot;Accenture launches generative AI studios for enterprises - CIO Dive&quot;)" office:value-type="string" office:string-value="Accenture launches generative AI studios for enterprises - CIO Dive" calcext:value-type="string">
            <text:p>Accenture launches generative AI studios for enterprises - CIO Dive</text:p>
          </table:table-cell>
          <table:table-cell/>
          <table:table-cell table:style-name="ce9" table:formula="of:=IFERROR(__xludf.dummyfunction(&quot;&quot;&quot;COMPUTED_VALUE&quot;&quot;&quot;);&quot;https://news.google.com/rss/articles/CBMihgFBVV95cUxPcHZJeU5pd2lUZUtySGVjc2hiWnpPazk3VU5lVFFqcDVhTExoQ0RtMFVISEd2OUdrNGJWcC10Q2pXaGw4T083ZXJzNzFUNmJxbkdXb2w3cy1zNFE5R2VXd2RiTUpsemxJTDl5ZXljS0kzOHZrX21CaFJSNnJaeTFoQnNRTWFsUQ?oc=5&quot;)" office:value-type="string" office:string-value="https://news.google.com/rss/articles/CBMihgFBVV95cUxPcHZJeU5pd2lUZUtySGVjc2hiWnpPazk3VU5lVFFqcDVhTExoQ0RtMFVISEd2OUdrNGJWcC10Q2pXaGw4T083ZXJzNzFUNmJxbkdXb2w3cy1zNFE5R2VXd2RiTUpsemxJTDl5ZXljS0kzOHZrX21CaFJSNnJaeTFoQnNRTWFsUQ?oc=5" calcext:value-type="string">
            <text:p>https://news.google.com/rss/articles/CBMihgFBVV95cUxPcHZJeU5pd2lUZUtySGVjc2hiWnpPazk3VU5lVFFqcDVhTExoQ0RtMFVISEd2OUdrNGJWcC10Q2pXaGw4T083ZXJzNzFUNmJxbkdXb2w3cy1zNFE5R2VXd2RiTUpsemxJTDl5ZXljS0kzOHZrX21CaFJSNnJaeTFoQnNRTWFsUQ?oc=5</text:p>
          </table:table-cell>
          <table:table-cell table:style-name="ce2" table:formula="of:=IFERROR(__xludf.dummyfunction(&quot;&quot;&quot;COMPUTED_VALUE&quot;&quot;&quot;);&quot;Accenture launches generative AI studios for enterprises  CIO Dive&quot;)" office:value-type="string" office:string-value="Accenture launches generative AI studios for enterprises  CIO Dive" calcext:value-type="string">
            <text:p>Accenture launches generative AI studios for enterprises <text:s/>CIO Dive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Thu, 25 Jul 2024 07:00:00 GMT&quot;)" office:value-type="string" office:string-value="Thu, 25 Jul 2024 07:00:00 GMT" calcext:value-type="string">
            <text:p>Thu, 25 Jul 2024 07:00:00 GMT</text:p>
          </table:table-cell>
          <table:table-cell table:style-name="ce2" table:formula="of:=IFERROR(__xludf.dummyfunction(&quot;&quot;&quot;COMPUTED_VALUE&quot;&quot;&quot;);&quot;Tech fair showcases AI and robotic advances - Bangkok Post&quot;)" office:value-type="string" office:string-value="Tech fair showcases AI and robotic advances - Bangkok Post" calcext:value-type="string">
            <text:p>Tech fair showcases AI and robotic advances - Bangkok Post</text:p>
          </table:table-cell>
          <table:table-cell/>
          <table:table-cell table:style-name="ce10" table:formula="of:=IFERROR(__xludf.dummyfunction(&quot;&quot;&quot;COMPUTED_VALUE&quot;&quot;&quot;);&quot;https://news.google.com/rss/articles/CBMinAFBVV95cUxQaXhpSlhPay1DMnhQWGVDNjVMeFA3SHptQ0Q4Q3NnZG5vREtWNktfakxRU0hSbjhkSWtGcUY3WFJGd1hXS3lOLWNESGNWMkNhVUs3d0lmTVB0alRQQnZSRF9NV09CMGFZb2FLVk9RWEJ5Ny1kY2ZmWldiWjV0ZkIzZnktRXVJd0hxSUgxSWg5VzNtaFRYTHF5NHNDQnk?oc&quot;&amp;&quot;=5&quot;)" office:value-type="string" office:string-value="https://news.google.com/rss/articles/CBMinAFBVV95cUxQaXhpSlhPay1DMnhQWGVDNjVMeFA3SHptQ0Q4Q3NnZG5vREtWNktfakxRU0hSbjhkSWtGcUY3WFJGd1hXS3lOLWNESGNWMkNhVUs3d0lmTVB0alRQQnZSRF9NV09CMGFZb2FLVk9RWEJ5Ny1kY2ZmWldiWjV0ZkIzZnktRXVJd0hxSUgxSWg5VzNtaFRYTHF5NHNDQnk?oc=5" calcext:value-type="string">
            <text:p>https://news.google.com/rss/articles/CBMinAFBVV95cUxQaXhpSlhPay1DMnhQWGVDNjVMeFA3SHptQ0Q4Q3NnZG5vREtWNktfakxRU0hSbjhkSWtGcUY3WFJGd1hXS3lOLWNESGNWMkNhVUs3d0lmTVB0alRQQnZSRF9NV09CMGFZb2FLVk9RWEJ5Ny1kY2ZmWldiWjV0ZkIzZnktRXVJd0hxSUgxSWg5VzNtaFRYTHF5NHNDQnk?oc=5</text:p>
          </table:table-cell>
          <table:table-cell table:style-name="ce2" table:formula="of:=IFERROR(__xludf.dummyfunction(&quot;&quot;&quot;COMPUTED_VALUE&quot;&quot;&quot;);&quot;Tech fair showcases AI and robotic advances  Bangkok Post&quot;)" office:value-type="string" office:string-value="Tech fair showcases AI and robotic advances  Bangkok Post" calcext:value-type="string">
            <text:p>Tech fair showcases AI and robotic advances <text:s/>Bangkok Post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Tue, 29 Aug 2023 07:00:00 GMT&quot;)" office:value-type="string" office:string-value="Tue, 29 Aug 2023 07:00:00 GMT" calcext:value-type="string">
            <text:p>Tue, 29 Aug 2023 07:00:00 GMT</text:p>
          </table:table-cell>
          <table:table-cell table:style-name="ce2" table:formula="of:=IFERROR(__xludf.dummyfunction(&quot;&quot;&quot;COMPUTED_VALUE&quot;&quot;&quot;);&quot;This AI photo booth turns your images into dream-like memories - Digital Camera World&quot;)" office:value-type="string" office:string-value="This AI photo booth turns your images into dream-like memories - Digital Camera World" calcext:value-type="string">
            <text:p>This AI photo booth turns your images into dream-like memories - Digital Camera World</text:p>
          </table:table-cell>
          <table:table-cell/>
          <table:table-cell table:style-name="ce11" table:formula="of:=IFERROR(__xludf.dummyfunction(&quot;&quot;&quot;COMPUTED_VALUE&quot;&quot;&quot;);&quot;https://news.google.com/rss/articles/CBMipAFBVV95cUxNazdPdmdINk9wbDhuYldKa2o2WEVtZ1dQeDFTcHQ0RmMwREVtZ0swcDEwVDNFaUFlOTV2SE1jQlk3UzRUbFhfRUhlOWZZdTM0TTMxMFBMSnZuVGs1eGlFZ0NzcjlxQnhFWXZWNGNMeGNCckVSN1FjbmhnVkl6OWd5TWczUXNFWVZDM0N4X2lndU5aZ1dMcUg0a1kyeHBfbF&quot;&amp;&quot;VmbVJmQg?oc=5&quot;)" office:value-type="string" office:string-value="https://news.google.com/rss/articles/CBMipAFBVV95cUxNazdPdmdINk9wbDhuYldKa2o2WEVtZ1dQeDFTcHQ0RmMwREVtZ0swcDEwVDNFaUFlOTV2SE1jQlk3UzRUbFhfRUhlOWZZdTM0TTMxMFBMSnZuVGs1eGlFZ0NzcjlxQnhFWXZWNGNMeGNCckVSN1FjbmhnVkl6OWd5TWczUXNFWVZDM0N4X2lndU5aZ1dMcUg0a1kyeHBfbFVmbVJmQg?oc=5" calcext:value-type="string">
            <text:p>https://news.google.com/rss/articles/CBMipAFBVV95cUxNazdPdmdINk9wbDhuYldKa2o2WEVtZ1dQeDFTcHQ0RmMwREVtZ0swcDEwVDNFaUFlOTV2SE1jQlk3UzRUbFhfRUhlOWZZdTM0TTMxMFBMSnZuVGs1eGlFZ0NzcjlxQnhFWXZWNGNMeGNCckVSN1FjbmhnVkl6OWd5TWczUXNFWVZDM0N4X2lndU5aZ1dMcUg0a1kyeHBfbFVmbVJmQg?oc=5</text:p>
          </table:table-cell>
          <table:table-cell table:style-name="ce2" table:formula="of:=IFERROR(__xludf.dummyfunction(&quot;&quot;&quot;COMPUTED_VALUE&quot;&quot;&quot;);&quot;This AI photo booth turns your images into dream-like memories  Digital &#10;Camera World&quot;)" office:value-type="string" office:string-value="This AI photo booth turns your images into dream-like memories  Digital &#10;Camera World" calcext:value-type="string">
            <text:p>This AI photo booth turns your images into dream-like memories  Digital </text:p>
            <text:p>Camera World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Tue, 03 Oct 2023 07:00:00 GMT&quot;)" office:value-type="string" office:string-value="Tue, 03 Oct 2023 07:00:00 GMT" calcext:value-type="string">
            <text:p>Tue, 03 Oct 2023 07:00:00 GMT</text:p>
          </table:table-cell>
          <table:table-cell table:style-name="ce2" table:formula="of:=IFERROR(__xludf.dummyfunction(&quot;&quot;&quot;COMPUTED_VALUE&quot;&quot;&quot;);&quot;Generative AI and Padel - Deloitte&quot;)" office:value-type="string" office:string-value="Generative AI and Padel - Deloitte" calcext:value-type="string">
            <text:p>Generative AI and Padel - Deloitte</text:p>
          </table:table-cell>
          <table:table-cell/>
          <table:table-cell table:style-name="ce12" table:formula="of:=IFERROR(__xludf.dummyfunction(&quot;&quot;&quot;COMPUTED_VALUE&quot;&quot;&quot;);&quot;https://news.google.com/rss/articles/CBMikAFBVV95cUxQNUw2T19ncUlXWmNieTdiT2ttdVdJZEFPV21TVGRYZGxpNkNyeXpsTnRqV3dHbXpvUl85cVBRZEVOMnVDMTB0b0F5ZHd6NEVjM044SFlUYmpxSWYwTl84elJYdElZMjN6bnBXOTBfdE9qZkppa2E2TlZzc0lOaENTaWFtVkk3UVBFNzQySzJDN0k?oc=5&quot;)" office:value-type="string" office:string-value="https://news.google.com/rss/articles/CBMikAFBVV95cUxQNUw2T19ncUlXWmNieTdiT2ttdVdJZEFPV21TVGRYZGxpNkNyeXpsTnRqV3dHbXpvUl85cVBRZEVOMnVDMTB0b0F5ZHd6NEVjM044SFlUYmpxSWYwTl84elJYdElZMjN6bnBXOTBfdE9qZkppa2E2TlZzc0lOaENTaWFtVkk3UVBFNzQySzJDN0k?oc=5" calcext:value-type="string">
            <text:p>https://news.google.com/rss/articles/CBMikAFBVV95cUxQNUw2T19ncUlXWmNieTdiT2ttdVdJZEFPV21TVGRYZGxpNkNyeXpsTnRqV3dHbXpvUl85cVBRZEVOMnVDMTB0b0F5ZHd6NEVjM044SFlUYmpxSWYwTl84elJYdElZMjN6bnBXOTBfdE9qZkppa2E2TlZzc0lOaENTaWFtVkk3UVBFNzQySzJDN0k?oc=5</text:p>
          </table:table-cell>
          <table:table-cell table:style-name="ce2" table:formula="of:=IFERROR(__xludf.dummyfunction(&quot;&quot;&quot;COMPUTED_VALUE&quot;&quot;&quot;);&quot;Generative AI and Padel  Deloitte&quot;)" office:value-type="string" office:string-value="Generative AI and Padel  Deloitte" calcext:value-type="string">
            <text:p>Generative AI and Padel <text:s/>Deloitte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Mon, 08 May 2023 07:00:00 GMT&quot;)" office:value-type="string" office:string-value="Mon, 08 May 2023 07:00:00 GMT" calcext:value-type="string">
            <text:p>Mon, 08 May 2023 07:00:00 GMT</text:p>
          </table:table-cell>
          <table:table-cell table:style-name="ce2" table:formula="of:=IFERROR(__xludf.dummyfunction(&quot;&quot;&quot;COMPUTED_VALUE&quot;&quot;&quot;);&quot;A Photographer Embraces the Alien Logic of A.I. - The New Yorker&quot;)" office:value-type="string" office:string-value="A Photographer Embraces the Alien Logic of A.I. - The New Yorker" calcext:value-type="string">
            <text:p>A Photographer Embraces the Alien Logic of A.I. - The New Yorker</text:p>
          </table:table-cell>
          <table:table-cell/>
          <table:table-cell table:style-name="ce13" table:formula="of:=IFERROR(__xludf.dummyfunction(&quot;&quot;&quot;COMPUTED_VALUE&quot;&quot;&quot;);&quot;https://news.google.com/rss/articles/CBMilgFBVV95cUxNRHF3cXVfdEM0eFh3NDRzc0lnN3JWOUJkR1JmcHJQVmFuXzdwN0JpeWN3Y1ZJemRCZ2sxbGNabUkyaEpmN2FycVNLSnExU0M3cmc5cWJBbUc4TTRqZ2RYbnNfa29WdFFVZjZUeGxscFB6N3dUck40SnlyZWJHSkNYZy1qbkQwZjI0M3BWa056c0hqeWZ5Vmc?oc=5&quot;)" office:value-type="string" office:string-value="https://news.google.com/rss/articles/CBMilgFBVV95cUxNRHF3cXVfdEM0eFh3NDRzc0lnN3JWOUJkR1JmcHJQVmFuXzdwN0JpeWN3Y1ZJemRCZ2sxbGNabUkyaEpmN2FycVNLSnExU0M3cmc5cWJBbUc4TTRqZ2RYbnNfa29WdFFVZjZUeGxscFB6N3dUck40SnlyZWJHSkNYZy1qbkQwZjI0M3BWa056c0hqeWZ5Vmc?oc=5" calcext:value-type="string">
            <text:p>https://news.google.com/rss/articles/CBMilgFBVV95cUxNRHF3cXVfdEM0eFh3NDRzc0lnN3JWOUJkR1JmcHJQVmFuXzdwN0JpeWN3Y1ZJemRCZ2sxbGNabUkyaEpmN2FycVNLSnExU0M3cmc5cWJBbUc4TTRqZ2RYbnNfa29WdFFVZjZUeGxscFB6N3dUck40SnlyZWJHSkNYZy1qbkQwZjI0M3BWa056c0hqeWZ5Vmc?oc=5</text:p>
          </table:table-cell>
          <table:table-cell table:style-name="ce2" table:formula="of:=IFERROR(__xludf.dummyfunction(&quot;&quot;&quot;COMPUTED_VALUE&quot;&quot;&quot;);&quot;A Photographer Embraces the Alien Logic of A.I.  The New Yorker&quot;)" office:value-type="string" office:string-value="A Photographer Embraces the Alien Logic of A.I.  The New Yorker" calcext:value-type="string">
            <text:p>A Photographer Embraces the Alien Logic of A.I. <text:s/>The New Yorker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Fri, 04 Aug 2023 07:00:00 GMT&quot;)" office:value-type="string" office:string-value="Fri, 04 Aug 2023 07:00:00 GMT" calcext:value-type="string">
            <text:p>Fri, 04 Aug 2023 07:00:00 GMT</text:p>
          </table:table-cell>
          <table:table-cell table:style-name="ce2" table:formula="of:=IFERROR(__xludf.dummyfunction(&quot;&quot;&quot;COMPUTED_VALUE&quot;&quot;&quot;);&quot;OutSnapped debuts AI photo booth for avatars and more - Kiosk Marketplace&quot;)" office:value-type="string" office:string-value="OutSnapped debuts AI photo booth for avatars and more - Kiosk Marketplace" calcext:value-type="string">
            <text:p>OutSnapped debuts AI photo booth for avatars and more - Kiosk Marketplace</text:p>
          </table:table-cell>
          <table:table-cell/>
          <table:table-cell table:style-name="ce14" table:formula="of:=IFERROR(__xludf.dummyfunction(&quot;&quot;&quot;COMPUTED_VALUE&quot;&quot;&quot;);&quot;https://news.google.com/rss/articles/CBMilwFBVV95cUxQZEVDM3JDMkc2ZDBHS19fdWl2YXFMaWFuR0FXb3pDWDBnYVhaV2UyUzRNWlVZZEk3ZDFKYmo2X3gxOUh4QWVYeHQ2VGlwTzRaM2ttN2VDcTFFSkxIdmtuQVJpQk1pNTF2NW5DVEx3UHFwTThmQmVHazVHVXZ4VnBuOWNNX3ZXRHJNbmJBQXdFZktILU5kWVln?oc=5&quot;)" office:value-type="string" office:string-value="https://news.google.com/rss/articles/CBMilwFBVV95cUxQZEVDM3JDMkc2ZDBHS19fdWl2YXFMaWFuR0FXb3pDWDBnYVhaV2UyUzRNWlVZZEk3ZDFKYmo2X3gxOUh4QWVYeHQ2VGlwTzRaM2ttN2VDcTFFSkxIdmtuQVJpQk1pNTF2NW5DVEx3UHFwTThmQmVHazVHVXZ4VnBuOWNNX3ZXRHJNbmJBQXdFZktILU5kWVln?oc=5" calcext:value-type="string">
            <text:p>https://news.google.com/rss/articles/CBMilwFBVV95cUxQZEVDM3JDMkc2ZDBHS19fdWl2YXFMaWFuR0FXb3pDWDBnYVhaV2UyUzRNWlVZZEk3ZDFKYmo2X3gxOUh4QWVYeHQ2VGlwTzRaM2ttN2VDcTFFSkxIdmtuQVJpQk1pNTF2NW5DVEx3UHFwTThmQmVHazVHVXZ4VnBuOWNNX3ZXRHJNbmJBQXdFZktILU5kWVln?oc=5</text:p>
          </table:table-cell>
          <table:table-cell table:style-name="ce2" table:formula="of:=IFERROR(__xludf.dummyfunction(&quot;&quot;&quot;COMPUTED_VALUE&quot;&quot;&quot;);&quot;OutSnapped debuts AI photo booth for avatars and more  Kiosk Marketplace&quot;)" office:value-type="string" office:string-value="OutSnapped debuts AI photo booth for avatars and more  Kiosk Marketplace" calcext:value-type="string">
            <text:p>OutSnapped debuts AI photo booth for avatars and more <text:s/>Kiosk Marketplace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Tue, 18 Jul 2023 07:00:00 GMT&quot;)" office:value-type="string" office:string-value="Tue, 18 Jul 2023 07:00:00 GMT" calcext:value-type="string">
            <text:p>Tue, 18 Jul 2023 07:00:00 GMT</text:p>
          </table:table-cell>
          <table:table-cell table:style-name="ce2" table:formula="of:=IFERROR(__xludf.dummyfunction(&quot;&quot;&quot;COMPUTED_VALUE&quot;&quot;&quot;);&quot;How AI is resurrecting dead actors - BBC.com&quot;)" office:value-type="string" office:string-value="How AI is resurrecting dead actors - BBC.com" calcext:value-type="string">
            <text:p>How AI is resurrecting dead actors - BBC.com</text:p>
          </table:table-cell>
          <table:table-cell/>
          <table:table-cell table:style-name="ce15" table:formula="of:=IFERROR(__xludf.dummyfunction(&quot;&quot;&quot;COMPUTED_VALUE&quot;&quot;&quot;);&quot;https://news.google.com/rss/articles/CBMilwFBVV95cUxOTFp3Y09DM3FieV9mRXVBWEFyQ2tJUW1JUDJRUlZNbmtYV3BoaG1Ha3JnTlYyYWhFelkwVWQzMHd1R0pUVGRDc3d4SG1GSHJVZmVzdkhCRlpWNVprc1VQb2FJTkNDdFdLcXUtaDFldWY1NS1XR1l2NXhuUS0teUhPNHVycTVTZHdsaEVEQjlOaUNsUWs4Z0lN?oc=5&quot;)" office:value-type="string" office:string-value="https://news.google.com/rss/articles/CBMilwFBVV95cUxOTFp3Y09DM3FieV9mRXVBWEFyQ2tJUW1JUDJRUlZNbmtYV3BoaG1Ha3JnTlYyYWhFelkwVWQzMHd1R0pUVGRDc3d4SG1GSHJVZmVzdkhCRlpWNVprc1VQb2FJTkNDdFdLcXUtaDFldWY1NS1XR1l2NXhuUS0teUhPNHVycTVTZHdsaEVEQjlOaUNsUWs4Z0lN?oc=5" calcext:value-type="string">
            <text:p>https://news.google.com/rss/articles/CBMilwFBVV95cUxOTFp3Y09DM3FieV9mRXVBWEFyQ2tJUW1JUDJRUlZNbmtYV3BoaG1Ha3JnTlYyYWhFelkwVWQzMHd1R0pUVGRDc3d4SG1GSHJVZmVzdkhCRlpWNVprc1VQb2FJTkNDdFdLcXUtaDFldWY1NS1XR1l2NXhuUS0teUhPNHVycTVTZHdsaEVEQjlOaUNsUWs4Z0lN?oc=5</text:p>
          </table:table-cell>
          <table:table-cell table:style-name="ce2" table:formula="of:=IFERROR(__xludf.dummyfunction(&quot;&quot;&quot;COMPUTED_VALUE&quot;&quot;&quot;);&quot;How AI is resurrecting dead actors  BBC.com&quot;)" office:value-type="string" office:string-value="How AI is resurrecting dead actors  BBC.com" calcext:value-type="string">
            <text:p>How AI is resurrecting dead actors <text:s/>BBC.com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Fri, 07 Jul 2023 07:00:00 GMT&quot;)" office:value-type="string" office:string-value="Fri, 07 Jul 2023 07:00:00 GMT" calcext:value-type="string">
            <text:p>Fri, 07 Jul 2023 07:00:00 GMT</text:p>
          </table:table-cell>
          <table:table-cell table:style-name="ce2" table:formula="of:=IFERROR(__xludf.dummyfunction(&quot;&quot;&quot;COMPUTED_VALUE&quot;&quot;&quot;);&quot;Is A.I. the Future of Astrology? (Published 2023) - The New York Times&quot;)" office:value-type="string" office:string-value="Is A.I. the Future of Astrology? (Published 2023) - The New York Times" calcext:value-type="string">
            <text:p>Is A.I. the Future of Astrology? (Published 2023) - The New York Times</text:p>
          </table:table-cell>
          <table:table-cell/>
          <table:table-cell table:style-name="ce16" table:formula="of:=IFERROR(__xludf.dummyfunction(&quot;&quot;&quot;COMPUTED_VALUE&quot;&quot;&quot;);&quot;https://news.google.com/rss/articles/CBMidEFVX3lxTE1sa3pmbFQwMk1IeXk4NW40b0ZtRXVxSU1DN1A0NDl6eFFXbVo5YjlVMVRtRzI1bGtVLTBBcnBlMzhEREtHMUxBOVVEQ0ZZNjh3ZkxHMmxYdW51aEhLem1DdFVFMl9VVENVZjBDMWd4TGlSOUVW?oc=5&quot;)" office:value-type="string" office:string-value="https://news.google.com/rss/articles/CBMidEFVX3lxTE1sa3pmbFQwMk1IeXk4NW40b0ZtRXVxSU1DN1A0NDl6eFFXbVo5YjlVMVRtRzI1bGtVLTBBcnBlMzhEREtHMUxBOVVEQ0ZZNjh3ZkxHMmxYdW51aEhLem1DdFVFMl9VVENVZjBDMWd4TGlSOUVW?oc=5" calcext:value-type="string">
            <text:p>https://news.google.com/rss/articles/CBMidEFVX3lxTE1sa3pmbFQwMk1IeXk4NW40b0ZtRXVxSU1DN1A0NDl6eFFXbVo5YjlVMVRtRzI1bGtVLTBBcnBlMzhEREtHMUxBOVVEQ0ZZNjh3ZkxHMmxYdW51aEhLem1DdFVFMl9VVENVZjBDMWd4TGlSOUVW?oc=5</text:p>
          </table:table-cell>
          <table:table-cell table:style-name="ce2" table:formula="of:=IFERROR(__xludf.dummyfunction(&quot;&quot;&quot;COMPUTED_VALUE&quot;&quot;&quot;);&quot;Is A.I. the Future of Astrology? (Published 2023)  The New York Times&quot;)" office:value-type="string" office:string-value="Is A.I. the Future of Astrology? (Published 2023)  The New York Times" calcext:value-type="string">
            <text:p>Is A.I. the Future of Astrology? (Published 2023) <text:s/>The New York Times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Wed, 28 Jun 2023 07:00:00 GMT&quot;)" office:value-type="string" office:string-value="Wed, 28 Jun 2023 07:00:00 GMT" calcext:value-type="string">
            <text:p>Wed, 28 Jun 2023 07:00:00 GMT</text:p>
          </table:table-cell>
          <table:table-cell table:style-name="ce2" table:formula="of:=IFERROR(__xludf.dummyfunction(&quot;&quot;&quot;COMPUTED_VALUE&quot;&quot;&quot;);&quot;Safe image generation and diffusion models with Amazon AI content moderation services - AWS Blog&quot;)" office:value-type="string" office:string-value="Safe image generation and diffusion models with Amazon AI content moderation services - AWS Blog" calcext:value-type="string">
            <text:p>Safe image generation and diffusion models with Amazon AI content moderation services - AWS Blog</text:p>
          </table:table-cell>
          <table:table-cell/>
          <table:table-cell table:style-name="ce17" table:formula="of:=IFERROR(__xludf.dummyfunction(&quot;&quot;&quot;COMPUTED_VALUE&quot;&quot;&quot;);&quot;https://news.google.com/rss/articles/CBMizAFBVV95cUxPTHNQS1k5eVVLWEdhNHZ4eE9FUVFBYTZhRi1ySTN3ZjkwdVJkbHp3ZV9FeTFXUGpITC0taVBTVEpBNTVsaXB5WnJXRHRocGRzNXlWdkdKZ2liZ0dpTGtyR0dwMkVXdldyM2lRYzljcTFZZG9HSGVvY2s4SmFuSTlQMmx5RWZiUlVEdjRNWXZJclhvZFphUnhUUlhFWTlOOV&quot;&amp;&quot;NFVkVFMS02M3ZKZEI0dko2Q29XS2tIZ1RkSDloV3B3UWpOM0EyVnVDYllrMnc?oc=5&quot;)" office:value-type="string" office:string-value="https://news.google.com/rss/articles/CBMizAFBVV95cUxPTHNQS1k5eVVLWEdhNHZ4eE9FUVFBYTZhRi1ySTN3ZjkwdVJkbHp3ZV9FeTFXUGpITC0taVBTVEpBNTVsaXB5WnJXRHRocGRzNXlWdkdKZ2liZ0dpTGtyR0dwMkVXdldyM2lRYzljcTFZZG9HSGVvY2s4SmFuSTlQMmx5RWZiUlVEdjRNWXZJclhvZFphUnhUUlhFWTlOOVNFVkVFMS02M3ZKZEI0dko2Q29XS2tIZ1RkSDloV3B3UWpOM0EyVnVDYllrMnc?oc=5" calcext:value-type="string">
            <text:p>https://news.google.com/rss/articles/CBMizAFBVV95cUxPTHNQS1k5eVVLWEdhNHZ4eE9FUVFBYTZhRi1ySTN3ZjkwdVJkbHp3ZV9FeTFXUGpITC0taVBTVEpBNTVsaXB5WnJXRHRocGRzNXlWdkdKZ2liZ0dpTGtyR0dwMkVXdldyM2lRYzljcTFZZG9HSGVvY2s4SmFuSTlQMmx5RWZiUlVEdjRNWXZJclhvZFphUnhUUlhFWTlOOVNFVkVFMS02M3ZKZEI0dko2Q29XS2tIZ1RkSDloV3B3UWpOM0EyVnVDYllrMnc?oc=5</text:p>
          </table:table-cell>
          <table:table-cell table:style-name="ce2" table:formula="of:=IFERROR(__xludf.dummyfunction(&quot;&quot;&quot;COMPUTED_VALUE&quot;&quot;&quot;);&quot;Safe image generation and diffusion models with Amazon AI content &#10;moderation services  AWS Blog&quot;)" office:value-type="string" office:string-value="Safe image generation and diffusion models with Amazon AI content &#10;moderation services  AWS Blog" calcext:value-type="string">
            <text:p>Safe image generation and diffusion models with Amazon AI content </text:p>
            <text:p>moderation services  AWS Blog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Fri, 04 Aug 2023 07:00:00 GMT&quot;)" office:value-type="string" office:string-value="Fri, 04 Aug 2023 07:00:00 GMT" calcext:value-type="string">
            <text:p>Fri, 04 Aug 2023 07:00:00 GMT</text:p>
          </table:table-cell>
          <table:table-cell table:style-name="ce2" table:formula="of:=IFERROR(__xludf.dummyfunction(&quot;&quot;&quot;COMPUTED_VALUE&quot;&quot;&quot;);&quot;OutSnapped Launches ‘First of its Kind’ AI-Powered Photo Booth - PetaPixel&quot;)" office:value-type="string" office:string-value="OutSnapped Launches ‘First of its Kind’ AI-Powered Photo Booth - PetaPixel" calcext:value-type="string">
            <text:p>OutSnapped Launches ‘First of its Kind’ AI-Powered Photo Booth - PetaPixel</text:p>
          </table:table-cell>
          <table:table-cell/>
          <table:table-cell table:style-name="ce18" table:formula="of:=IFERROR(__xludf.dummyfunction(&quot;&quot;&quot;COMPUTED_VALUE&quot;&quot;&quot;);&quot;https://news.google.com/rss/articles/CBMimgFBVV95cUxQS3YwM2ZIZFlLS3VhdHpXU2FwTjJPSWRKZHhQMTNfRmlzVEd5OTZzbkRnYlBTUnBfUm9xNWloSVdWcDVVMDFWcEVzOWFwT1QxMTFfajBvdXRZdXhWRWE1bkszelBuVTFSNlFXLS1ub2hMRldDUFJJS0g1UnE4Z284QWUxVDBqY3V1VnZVLS0wS01peG9jZ1RpWmZn?oc=5&quot;)" office:value-type="string" office:string-value="https://news.google.com/rss/articles/CBMimgFBVV95cUxQS3YwM2ZIZFlLS3VhdHpXU2FwTjJPSWRKZHhQMTNfRmlzVEd5OTZzbkRnYlBTUnBfUm9xNWloSVdWcDVVMDFWcEVzOWFwT1QxMTFfajBvdXRZdXhWRWE1bkszelBuVTFSNlFXLS1ub2hMRldDUFJJS0g1UnE4Z284QWUxVDBqY3V1VnZVLS0wS01peG9jZ1RpWmZn?oc=5" calcext:value-type="string">
            <text:p>https://news.google.com/rss/articles/CBMimgFBVV95cUxQS3YwM2ZIZFlLS3VhdHpXU2FwTjJPSWRKZHhQMTNfRmlzVEd5OTZzbkRnYlBTUnBfUm9xNWloSVdWcDVVMDFWcEVzOWFwT1QxMTFfajBvdXRZdXhWRWE1bkszelBuVTFSNlFXLS1ub2hMRldDUFJJS0g1UnE4Z284QWUxVDBqY3V1VnZVLS0wS01peG9jZ1RpWmZn?oc=5</text:p>
          </table:table-cell>
          <table:table-cell table:style-name="ce2" table:formula="of:=IFERROR(__xludf.dummyfunction(&quot;&quot;&quot;COMPUTED_VALUE&quot;&quot;&quot;);&quot;OutSnapped Launches ‘First of its Kind’ AI-Powered Photo Booth  PetaPixel&quot;)" office:value-type="string" office:string-value="OutSnapped Launches ‘First of its Kind’ AI-Powered Photo Booth  PetaPixel" calcext:value-type="string">
            <text:p>OutSnapped Launches ‘First of its Kind’ AI-Powered Photo Booth <text:s/>PetaPixel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Thu, 04 May 2023 07:00:00 GMT&quot;)" office:value-type="string" office:string-value="Thu, 04 May 2023 07:00:00 GMT" calcext:value-type="string">
            <text:p>Thu, 04 May 2023 07:00:00 GMT</text:p>
          </table:table-cell>
          <table:table-cell table:style-name="ce2" table:formula="of:=IFERROR(__xludf.dummyfunction(&quot;&quot;&quot;COMPUTED_VALUE&quot;&quot;&quot;);&quot;AI Reveals its Biases by Generating What it Thinks Professors Look Like - PetaPixel&quot;)" office:value-type="string" office:string-value="AI Reveals its Biases by Generating What it Thinks Professors Look Like - PetaPixel" calcext:value-type="string">
            <text:p>AI Reveals its Biases by Generating What it Thinks Professors Look Like - PetaPixel</text:p>
          </table:table-cell>
          <table:table-cell/>
          <table:table-cell table:style-name="ce19" table:formula="of:=IFERROR(__xludf.dummyfunction(&quot;&quot;&quot;COMPUTED_VALUE&quot;&quot;&quot;);&quot;https://news.google.com/rss/articles/CBMiqAFBVV95cUxONDRjYXpOUWVxUmtzUHM1M2g5RFVhSmdMSjM3UXpzeFd2WVJRbWo3OHBIYkRvNktYRzhpQjF3X1JkS0tSVEVVczFfczhOLVdZellaTDllMkgwQlJVeHVESm1BdXFIRGhKTHZQRlJCSXdkb3k3aUVERHdEV1VYazRJbzFZLXlXVjk0VVduZFAyQW9aNXI5WVdJUGJoZDZZQ3&quot;&amp;&quot;plMno0cVpGNms?oc=5&quot;)" office:value-type="string" office:string-value="https://news.google.com/rss/articles/CBMiqAFBVV95cUxONDRjYXpOUWVxUmtzUHM1M2g5RFVhSmdMSjM3UXpzeFd2WVJRbWo3OHBIYkRvNktYRzhpQjF3X1JkS0tSVEVVczFfczhOLVdZellaTDllMkgwQlJVeHVESm1BdXFIRGhKTHZQRlJCSXdkb3k3aUVERHdEV1VYazRJbzFZLXlXVjk0VVduZFAyQW9aNXI5WVdJUGJoZDZZQ3plMno0cVpGNms?oc=5" calcext:value-type="string">
            <text:p>https://news.google.com/rss/articles/CBMiqAFBVV95cUxONDRjYXpOUWVxUmtzUHM1M2g5RFVhSmdMSjM3UXpzeFd2WVJRbWo3OHBIYkRvNktYRzhpQjF3X1JkS0tSVEVVczFfczhOLVdZellaTDllMkgwQlJVeHVESm1BdXFIRGhKTHZQRlJCSXdkb3k3aUVERHdEV1VYazRJbzFZLXlXVjk0VVduZFAyQW9aNXI5WVdJUGJoZDZZQ3plMno0cVpGNms?oc=5</text:p>
          </table:table-cell>
          <table:table-cell table:style-name="ce2" table:formula="of:=IFERROR(__xludf.dummyfunction(&quot;&quot;&quot;COMPUTED_VALUE&quot;&quot;&quot;);&quot;AI Reveals its Biases by Generating What it Thinks Professors Look Like  &#10;PetaPixel&quot;)" office:value-type="string" office:string-value="AI Reveals its Biases by Generating What it Thinks Professors Look Like  &#10;PetaPixel" calcext:value-type="string">
            <text:p>AI Reveals its Biases by Generating What it Thinks Professors Look Like  </text:p>
            <text:p>PetaPixel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Thu, 03 Aug 2023 07:00:00 GMT&quot;)" office:value-type="string" office:string-value="Thu, 03 Aug 2023 07:00:00 GMT" calcext:value-type="string">
            <text:p>Thu, 03 Aug 2023 07:00:00 GMT</text:p>
          </table:table-cell>
          <table:table-cell table:style-name="ce2" table:formula="of:=IFERROR(__xludf.dummyfunction(&quot;&quot;&quot;COMPUTED_VALUE&quot;&quot;&quot;);&quot;Asian MIT Student Asks AI for a Pro Headshot, Gets Turned White - PetaPixel&quot;)" office:value-type="string" office:string-value="Asian MIT Student Asks AI for a Pro Headshot, Gets Turned White - PetaPixel" calcext:value-type="string">
            <text:p>Asian MIT Student Asks AI for a Pro Headshot, Gets Turned White - PetaPixel</text:p>
          </table:table-cell>
          <table:table-cell/>
          <table:table-cell table:style-name="ce20" table:formula="of:=IFERROR(__xludf.dummyfunction(&quot;&quot;&quot;COMPUTED_VALUE&quot;&quot;&quot;);&quot;https://news.google.com/rss/articles/CBMinAFBVV95cUxPTS03dFFqNE9JOVdKZXdDX0NLVko0enc4ZHdSbTRvTzluNkNYWDUzMDR1ZXZGNVJZTmRydmNRNmYtQ19DcnVSNDhVS3Q3WUc5dWN5VFVJd3ZiX3V6VF80ckh4WVhHbE44V0FBdjZNVzRmUjQwZXRaX3kyNTdNY2k0c29kUUp6NkFuckhvU3VfaC1uaGFVT2lpS3pEV28?oc&quot;&amp;&quot;=5&quot;)" office:value-type="string" office:string-value="https://news.google.com/rss/articles/CBMinAFBVV95cUxPTS03dFFqNE9JOVdKZXdDX0NLVko0enc4ZHdSbTRvTzluNkNYWDUzMDR1ZXZGNVJZTmRydmNRNmYtQ19DcnVSNDhVS3Q3WUc5dWN5VFVJd3ZiX3V6VF80ckh4WVhHbE44V0FBdjZNVzRmUjQwZXRaX3kyNTdNY2k0c29kUUp6NkFuckhvU3VfaC1uaGFVT2lpS3pEV28?oc=5" calcext:value-type="string">
            <text:p>https://news.google.com/rss/articles/CBMinAFBVV95cUxPTS03dFFqNE9JOVdKZXdDX0NLVko0enc4ZHdSbTRvTzluNkNYWDUzMDR1ZXZGNVJZTmRydmNRNmYtQ19DcnVSNDhVS3Q3WUc5dWN5VFVJd3ZiX3V6VF80ckh4WVhHbE44V0FBdjZNVzRmUjQwZXRaX3kyNTdNY2k0c29kUUp6NkFuckhvU3VfaC1uaGFVT2lpS3pEV28?oc=5</text:p>
          </table:table-cell>
          <table:table-cell table:style-name="ce2" table:formula="of:=IFERROR(__xludf.dummyfunction(&quot;&quot;&quot;COMPUTED_VALUE&quot;&quot;&quot;);&quot;Asian MIT Student Asks AI for a Pro Headshot, Gets Turned White  PetaPixel&quot;)" office:value-type="string" office:string-value="Asian MIT Student Asks AI for a Pro Headshot, Gets Turned White  PetaPixel" calcext:value-type="string">
            <text:p>Asian MIT Student Asks AI for a Pro Headshot, Gets Turned White <text:s/>PetaPixel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Mon, 01 May 2023 07:00:00 GMT&quot;)" office:value-type="string" office:string-value="Mon, 01 May 2023 07:00:00 GMT" calcext:value-type="string">
            <text:p>Mon, 01 May 2023 07:00:00 GMT</text:p>
          </table:table-cell>
          <table:table-cell table:style-name="ce2" table:formula="of:=IFERROR(__xludf.dummyfunction(&quot;&quot;&quot;COMPUTED_VALUE&quot;&quot;&quot;);&quot;This Hong Kong start-up is giving professionals an AI photo upgrade - South China Morning Post&quot;)" office:value-type="string" office:string-value="This Hong Kong start-up is giving professionals an AI photo upgrade - South China Morning Post" calcext:value-type="string">
            <text:p>This Hong Kong start-up is giving professionals an AI photo upgrade - South China Morning Post</text:p>
          </table:table-cell>
          <table:table-cell/>
          <table:table-cell table:style-name="ce21" table:formula="of:=IFERROR(__xludf.dummyfunction(&quot;&quot;&quot;COMPUTED_VALUE&quot;&quot;&quot;);&quot;https://news.google.com/rss/articles/CBMi0wFBVV95cUxPS1ppWTVJeDEyWnQ4Y19aT0txd19xMndjNDRzR29LOE5VUFZmNm1saU81M3hqbnNBUkdpdW1WdnZIdUVGRFNDZkFCS1RCc2U3Z3BLX1VzV0pzZk5FZzVYNEJTdXBUdHVFM3g5b1ZVOXNCZS01X1U4TE0yRkJCclgyRFZIRVpVTVBhRUlFdDV2VVhpQ0NHcTIzdmh4YkVMVF&quot;&amp;&quot;I5Y2RjRkp5RVozaFFJNW9FcFltSmVOWGVqX2Z3bjZHRXV6OWZHSWoxTS03Z3FXcnZBbjRr0gHTAUFVX3lxTE5yLUFNVXlWaE5PMWpSbnhyNHFyTURtMnpGRFZnenRVOGwxSXFUeXltN0o2YnZ2RVBVODZKRzJQaE5kQmFKSEg4R29QNTZVS2t2SUVLTzZZcUlIa19vSWVhdlRpbVRPZW12Z1Y3UDJ5c09STGhtMHpGc0Z2V0VnT18wY3FqMjRuc&quot;&amp;&quot;jNKOTR5cmlmaDRRNVdDLXYtS3kxcm9VN0VmWnl2bmhKbWxGVXRxNzg3QWppMkJkU0tRcElUWWxrTlEzUkdpMGI4emVLU0dIcnNJcVE?oc=5&quot;)" office:value-type="string" office:string-value="https://news.google.com/rss/articles/CBMi0wFBVV95cUxPS1ppWTVJeDEyWnQ4Y19aT0txd19xMndjNDRzR29LOE5VUFZmNm1saU81M3hqbnNBUkdpdW1WdnZIdUVGRFNDZkFCS1RCc2U3Z3BLX1VzV0pzZk5FZzVYNEJTdXBUdHVFM3g5b1ZVOXNCZS01X1U4TE0yRkJCclgyRFZIRVpVTVBhRUlFdDV2VVhpQ0NHcTIzdmh4YkVMVFI5Y2RjRkp5RVozaFFJNW9FcFltSmVOWGVqX2Z3bjZHRXV6OWZHSWoxTS03Z3FXcnZBbjRr0gHTAUFVX3lxTE5yLUFNVXlWaE5PMWpSbnhyNHFyTURtMnpGRFZnenRVOGwxSXFUeXltN0o2YnZ2RVBVODZKRzJQaE5kQmFKSEg4R29QNTZVS2t2SUVLTzZZcUlIa19vSWVhdlRpbVRPZW12Z1Y3UDJ5c09STGhtMHpGc0Z2V0VnT18wY3FqMjRucjNKOTR5cmlmaDRRNVdDLXYtS3kxcm9VN0VmWnl2bmhKbWxGVXRxNzg3QWppMkJkU0tRcElUWWxrTlEzUkdpMGI4emVLU0dIcnNJcVE?oc=5" calcext:value-type="string">
            <text:p>https://news.google.com/rss/articles/CBMi0wFBVV95cUxPS1ppWTVJeDEyWnQ4Y19aT0txd19xMndjNDRzR29LOE5VUFZmNm1saU81M3hqbnNBUkdpdW1WdnZIdUVGRFNDZkFCS1RCc2U3Z3BLX1VzV0pzZk5FZzVYNEJTdXBUdHVFM3g5b1ZVOXNCZS01X1U4TE0yRkJCclgyRFZIRVpVTVBhRUlFdDV2VVhpQ0NHcTIzdmh4YkVMVFI5Y2RjRkp5RVozaFFJNW9FcFltSmVOWGVqX2Z3bjZHRXV6OWZHSWoxTS03Z3FXcnZBbjRr0gHTAUFVX3lxTE5yLUFNVXlWaE5PMWpSbnhyNHFyTURtMnpGRFZnenRVOGwxSXFUeXltN0o2YnZ2RVBVODZKRzJQaE5kQmFKSEg4R29QNTZVS2t2SUVLTzZZcUlIa19vSWVhdlRpbVRPZW12Z1Y3UDJ5c09STGhtMHpGc0Z2V0VnT18wY3FqMjRucjNKOTR5cmlmaDRRNVdDLXYtS3kxcm9VN0VmWnl2bmhKbWxGVXRxNzg3QWppMkJkU0tRcElUWWxrTlEzUkdpMGI4emVLU0dIcnNJcVE?oc=5</text:p>
          </table:table-cell>
          <table:table-cell table:style-name="ce2" table:formula="of:=IFERROR(__xludf.dummyfunction(&quot;&quot;&quot;COMPUTED_VALUE&quot;&quot;&quot;);&quot;This Hong Kong start-up is giving professionals an AI photo upgrade  South &#10;China Morning Post&quot;)" office:value-type="string" office:string-value="This Hong Kong start-up is giving professionals an AI photo upgrade  South &#10;China Morning Post" calcext:value-type="string">
            <text:p>This Hong Kong start-up is giving professionals an AI photo upgrade  South </text:p>
            <text:p>China Morning Post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Mon, 26 Sep 2022 07:00:00 GMT&quot;)" office:value-type="string" office:string-value="Mon, 26 Sep 2022 07:00:00 GMT" calcext:value-type="string">
            <text:p>Mon, 26 Sep 2022 07:00:00 GMT</text:p>
          </table:table-cell>
          <table:table-cell table:style-name="ce2" table:formula="of:=IFERROR(__xludf.dummyfunction(&quot;&quot;&quot;COMPUTED_VALUE&quot;&quot;&quot;);&quot;Google’s DreamBooth brings personalization to AI art - Dataconomy&quot;)" office:value-type="string" office:string-value="Google’s DreamBooth brings personalization to AI art - Dataconomy" calcext:value-type="string">
            <text:p>Google’s DreamBooth brings personalization to AI art - Dataconomy</text:p>
          </table:table-cell>
          <table:table-cell/>
          <table:table-cell table:style-name="ce22" table:formula="of:=IFERROR(__xludf.dummyfunction(&quot;&quot;&quot;COMPUTED_VALUE&quot;&quot;&quot;);&quot;https://news.google.com/rss/articles/CBMifEFVX3lxTFBoZXdsRExYbFRycmREVlQ5Nkc0WXEydUlIYlNqVlJleXkwZFBXc0xfX2JpM1c5NVVXbDd0MUxZbzdSQ2x2eThxM1Q4cU9OTjF1TDJQQW8yWjJTMW5JdzJMQXByR0RhZ0dCSGh1WXh2RWNFZzdiaEpxMElNRTg?oc=5&quot;)" office:value-type="string" office:string-value="https://news.google.com/rss/articles/CBMifEFVX3lxTFBoZXdsRExYbFRycmREVlQ5Nkc0WXEydUlIYlNqVlJleXkwZFBXc0xfX2JpM1c5NVVXbDd0MUxZbzdSQ2x2eThxM1Q4cU9OTjF1TDJQQW8yWjJTMW5JdzJMQXByR0RhZ0dCSGh1WXh2RWNFZzdiaEpxMElNRTg?oc=5" calcext:value-type="string">
            <text:p>https://news.google.com/rss/articles/CBMifEFVX3lxTFBoZXdsRExYbFRycmREVlQ5Nkc0WXEydUlIYlNqVlJleXkwZFBXc0xfX2JpM1c5NVVXbDd0MUxZbzdSQ2x2eThxM1Q4cU9OTjF1TDJQQW8yWjJTMW5JdzJMQXByR0RhZ0dCSGh1WXh2RWNFZzdiaEpxMElNRTg?oc=5</text:p>
          </table:table-cell>
          <table:table-cell table:style-name="ce2" table:formula="of:=IFERROR(__xludf.dummyfunction(&quot;&quot;&quot;COMPUTED_VALUE&quot;&quot;&quot;);&quot;Google’s DreamBooth brings personalization to AI art  Dataconomy&quot;)" office:value-type="string" office:string-value="Google’s DreamBooth brings personalization to AI art  Dataconomy" calcext:value-type="string">
            <text:p>Google’s DreamBooth brings personalization to AI art <text:s/>Dataconomy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Mon, 04 Nov 2019 08:00:00 GMT&quot;)" office:value-type="string" office:string-value="Mon, 04 Nov 2019 08:00:00 GMT" calcext:value-type="string">
            <text:p>Mon, 04 Nov 2019 08:00:00 GMT</text:p>
          </table:table-cell>
          <table:table-cell table:style-name="ce2" table:formula="of:=IFERROR(__xludf.dummyfunction(&quot;&quot;&quot;COMPUTED_VALUE&quot;&quot;&quot;);&quot;Adobe is launching a free AI-powered Photoshop Camera app - The Verge&quot;)" office:value-type="string" office:string-value="Adobe is launching a free AI-powered Photoshop Camera app - The Verge" calcext:value-type="string">
            <text:p>Adobe is launching a free AI-powered Photoshop Camera app - The Verge</text:p>
          </table:table-cell>
          <table:table-cell/>
          <table:table-cell table:style-name="ce23" table:formula="of:=IFERROR(__xludf.dummyfunction(&quot;&quot;&quot;COMPUTED_VALUE&quot;&quot;&quot;);&quot;https://news.google.com/rss/articles/CBMioAFBVV95cUxObjhhaXJyNVVueTNsczkyMWJ1ZXBkV3V6bVg3cC13ZkdMcEJ6M19MbU5FdHpWS1dKeVRUT25fNmxxX3NzVk45THNHNVJ3RXYxY3lKMnphdlVfanFBaWQ1MlhyTWJQTHVrNnJTMllSWlVEVlhIcE5KWjA2R25lUmYzTTNjeWJTQzBlSDdBdXRuSnRBb25JN1V6XzVwT213WU&quot;&amp;&quot;sx?oc=5&quot;)" office:value-type="string" office:string-value="https://news.google.com/rss/articles/CBMioAFBVV95cUxObjhhaXJyNVVueTNsczkyMWJ1ZXBkV3V6bVg3cC13ZkdMcEJ6M19MbU5FdHpWS1dKeVRUT25fNmxxX3NzVk45THNHNVJ3RXYxY3lKMnphdlVfanFBaWQ1MlhyTWJQTHVrNnJTMllSWlVEVlhIcE5KWjA2R25lUmYzTTNjeWJTQzBlSDdBdXRuSnRBb25JN1V6XzVwT213WUsx?oc=5" calcext:value-type="string">
            <text:p>https://news.google.com/rss/articles/CBMioAFBVV95cUxObjhhaXJyNVVueTNsczkyMWJ1ZXBkV3V6bVg3cC13ZkdMcEJ6M19MbU5FdHpWS1dKeVRUT25fNmxxX3NzVk45THNHNVJ3RXYxY3lKMnphdlVfanFBaWQ1MlhyTWJQTHVrNnJTMllSWlVEVlhIcE5KWjA2R25lUmYzTTNjeWJTQzBlSDdBdXRuSnRBb25JN1V6XzVwT213WUsx?oc=5</text:p>
          </table:table-cell>
          <table:table-cell table:style-name="ce2" table:formula="of:=IFERROR(__xludf.dummyfunction(&quot;&quot;&quot;COMPUTED_VALUE&quot;&quot;&quot;);&quot;Adobe is launching a free AI-powered Photoshop Camera app  The Verge&quot;)" office:value-type="string" office:string-value="Adobe is launching a free AI-powered Photoshop Camera app  The Verge" calcext:value-type="string">
            <text:p>Adobe is launching a free AI-powered Photoshop Camera app <text:s/>The Verg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older top</text:p>
          </table:table-cell>
          <table:table-cell table:style-name="ce3" office:value-type="string" calcext:value-type="string">
            <text:p>&lt;iframe src="https://drive.google.com/embeddedfolderview?id=1_lfDAtRcHCUz-8utVHxIcdEo1lBJpr6j" width="100%" height="550" frameborder="0" class="folder_embed" allowfullscreen="true" scrolling="no" loading="lazy" mozallowfullscreen="true" webkitallowfullscreen="true"&gt;&lt;/iframe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lder articles</text:p>
          </table:table-cell>
          <table:table-cell table:style-name="ce3" office:value-type="string" calcext:value-type="string">
            <text:p>&lt;iframe src="https://drive.google.com/embeddedfolderview?id=1h-eeITnBpuOGf5ldMW89XEwE4uC-p0nc" width="100%" height="550" frameborder="0" class="folder_embed" allowfullscreen="true" scrolling="no" loading="lazy" mozallowfullscreen="true" webkitallowfullscreen="true"&gt;&lt;/iframe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lder slides</text:p>
          </table:table-cell>
          <table:table-cell table:style-name="ce3" office:value-type="string" calcext:value-type="string">
            <text:p>&lt;iframe src="https://drive.google.com/embeddedfolderview?id=1WHYl9Wrw5NwQkrMbCiYPgqGQcWZ7pgIJ" width="100%" height="550" frameborder="0" class="folder_embed" allowfullscreen="true" scrolling="no" loading="lazy" mozallowfullscreen="true" webkitallowfullscreen="true"&gt;&lt;/iframe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lder photos</text:p>
          </table:table-cell>
          <table:table-cell table:style-name="ce3" office:value-type="string" calcext:value-type="string">
            <text:p>&lt;iframe src="https://drive.google.com/embeddedfolderview?id=1siLkKlv_6MU7Z_d2OGfzSZyHvVtms88t" width="100%" height="550" frameborder="0" class="folder_embed" allowfullscreen="true" scrolling="no" loading="lazy" mozallowfullscreen="true" webkitallowfullscreen="true"&gt;&lt;/iframe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lder pdfs</text:p>
          </table:table-cell>
          <table:table-cell table:style-name="ce3" office:value-type="string" calcext:value-type="string">
            <text:p>&lt;iframe src="https://drive.google.com/embeddedfolderview?id=1eXjv86hamdJDm3SgOaS5GIOugrVTWS1u" width="100%" height="550" frameborder="0" class="folder_embed" allowfullscreen="true" scrolling="no" loading="lazy" mozallowfullscreen="true" webkitallowfullscreen="true"&gt;&lt;/iframe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preadsheet</text:p>
          </table:table-cell>
          <table:table-cell table:style-name="ce3" office:value-type="string" calcext:value-type="string">
            <text:p>&lt;iframe src="https://docs.google.com/spreadsheets/d/1_AAAd7U1zQVJ93c_z-siee0aSiFK7yVIS7IyYvagei4/pubhtml" width="100%" height="800" frameborder="0" class="folder_embed" allowfullscreen="true" scrolling="no" loading="lazy" mozallowfullscreen="true" webkitallowfullscreen="true"&gt;&lt;/iframe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esentation</text:p>
          </table:table-cell>
          <table:table-cell table:style-name="ce3" office:value-type="string" calcext:value-type="string">
            <text:p>&lt;iframe src="https://docs.google.com/presentation/d/1mkoKy47lwt761zsWj_mbu8-NHF7O5qtp-HqeKGqIVf4/edit?usp=sharing" width="100%" height="523" loading="lazy"&gt;&lt;/iframe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esentation</text:p>
          </table:table-cell>
          <table:table-cell table:style-name="ce3" office:value-type="string" calcext:value-type="string">
            <text:p>&lt;iframe src="https://docs.google.com/presentation/d/1mkoKy47lwt761zsWj_mbu8-NHF7O5qtp-HqeKGqIVf4/embed?start=true&amp;loop=true&amp;delayms=3000&amp;size=l" width="100%" height="323" frameborder="0" loading="lazy" allowfullscreen="true" scrolling="no" mozallowfullscreen="true" webkitallowfullscreen="true"&gt;&lt;/iframe&gt;</text:p>
          </table:table-cell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SS_20_Feeds" style:display-name="PageStyle_RSS Fee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7" meta:object-count="0"/>
    <meta:generator>LibreOfficeDev/6.0.5.2$Linux_X86_64 LibreOffice_project/</meta:generator>
  </office:meta>
</office:document-meta>
</file>